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JUN_20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Junho-2017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0" table:style-name="ce14">
            <text:p>-<text:s/></text:p>
          </table:table-cell>
          <table:table-cell office:value-type="float" office:value="1258510.81" table:style-name="ce14">
            <text:p>1.258.511<text:s/></text:p>
          </table:table-cell>
          <table:table-cell office:value-type="float" office:value="54100395.350000001" table:style-name="ce14">
            <text:p>54.100.395<text:s/></text:p>
          </table:table-cell>
          <table:table-cell office:value-type="float" office:value="1852.6" table:style-name="ce14">
            <text:p>1.853<text:s/></text:p>
          </table:table-cell>
          <table:table-cell office:value-type="float" office:value="45536988.979999997" table:style-name="ce14">
            <text:p>45.536.989<text:s/></text:p>
          </table:table-cell>
          <table:table-cell office:value-type="float" office:value="34512922.259999998" table:style-name="ce14">
            <text:p>34.512.922<text:s/></text:p>
          </table:table-cell>
          <table:table-cell office:value-type="float" office:value="4046195.88" table:style-name="ce14">
            <text:p>4.046.196<text:s/></text:p>
          </table:table-cell>
          <table:table-cell office:value-type="float" office:value="116205265.73999999" table:style-name="ce14">
            <text:p>116.205.266<text:s/></text:p>
          </table:table-cell>
          <table:table-cell office:value-type="float" office:value="37774592.380000003" table:style-name="ce14">
            <text:p>37.774.592<text:s/></text:p>
          </table:table-cell>
          <table:table-cell office:value-type="float" office:value="641150.21" table:style-name="ce14">
            <text:p>641.150<text:s/></text:p>
          </table:table-cell>
          <table:table-cell office:value-type="float" office:value="59217305.700000003" table:style-name="ce14">
            <text:p>59.217.306<text:s/></text:p>
          </table:table-cell>
          <table:table-cell office:value-type="float" office:value="170558.55" table:style-name="ce14">
            <text:p>170.559<text:s/></text:p>
          </table:table-cell>
          <table:table-cell office:value-type="float" office:value="671614.57" table:style-name="ce14">
            <text:p>671.615<text:s/></text:p>
          </table:table-cell>
          <table:table-cell office:value-type="float" office:value="5027233.3099999996" table:style-name="ce14">
            <text:p>5.027.233<text:s/></text:p>
          </table:table-cell>
          <table:table-cell office:value-type="float" office:value="2926093.16" table:style-name="ce14">
            <text:p>2.926.093<text:s/></text:p>
          </table:table-cell>
          <table:table-cell office:value-type="float" office:value="88003957.700000003" table:style-name="ce14">
            <text:p>88.003.958<text:s/></text:p>
          </table:table-cell>
          <table:table-cell office:value-type="float" office:value="14171.14" table:style-name="ce14">
            <text:p>14.171<text:s/></text:p>
          </table:table-cell>
          <table:table-cell office:value-type="float" office:value="222619876.72999999" table:style-name="ce14">
            <text:p>222.619.877<text:s/></text:p>
          </table:table-cell>
          <table:table-cell office:value-type="float" office:value="201485267.96000001" table:style-name="ce14">
            <text:p>201.485.268<text:s/></text:p>
          </table:table-cell>
          <table:table-cell office:value-type="float" office:value="476076.85" table:style-name="ce14">
            <text:p>476.077<text:s/></text:p>
          </table:table-cell>
          <table:table-cell office:value-type="float" office:value="5439.21" table:style-name="ce14">
            <text:p>5.439<text:s/></text:p>
          </table:table-cell>
          <table:table-cell office:value-type="float" office:value="25759.93" table:style-name="ce14">
            <text:p>25.760<text:s/></text:p>
          </table:table-cell>
          <table:table-cell office:value-type="float" office:value="82882163.060000002" table:style-name="ce14">
            <text:p>82.882.163<text:s/></text:p>
          </table:table-cell>
          <table:table-cell office:value-type="float" office:value="419137499.29000002" table:style-name="ce14">
            <text:p>419.137.499<text:s/></text:p>
          </table:table-cell>
          <table:table-cell office:value-type="float" office:value="28269.42" table:style-name="ce14">
            <text:p>28.269<text:s/></text:p>
          </table:table-cell>
          <table:table-cell office:value-type="float" office:value="1330361856.1099999" table:style-name="ce14">
            <text:p>1.330.361.856<text:s/></text:p>
          </table:table-cell>
          <table:table-cell office:value-type="float" office:value="15.81" table:style-name="ce14">
            <text:p>16<text:s/></text:p>
          </table:table-cell>
          <table:table-cell office:value-type="float" office:value="2707131032.71" table:style-name="ce15">
            <text:p>2.707.131.0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441.01" table:style-name="ce17">
            <text:p>1.441<text:s/></text:p>
          </table:table-cell>
          <table:table-cell office:value-type="float" office:value="-10.050000000000001" table:style-name="ce17">
            <text:p>(10)</text:p>
          </table:table-cell>
          <table:table-cell office:value-type="float" office:value="0" table:style-name="ce17">
            <text:p>-<text:s/></text:p>
          </table:table-cell>
          <table:table-cell office:value-type="float" office:value="40.26" table:style-name="ce17">
            <text:p>40<text:s/></text:p>
          </table:table-cell>
          <table:table-cell office:value-type="float" office:value="-18.36" table:style-name="ce17">
            <text:p>(18)</text:p>
          </table:table-cell>
          <table:table-cell office:value-type="float" office:value="188.24" table:style-name="ce17">
            <text:p>188<text:s/></text:p>
          </table:table-cell>
          <table:table-cell office:value-type="float" office:value="104.2" table:style-name="ce17">
            <text:p>104<text:s/></text:p>
          </table:table-cell>
          <table:table-cell office:value-type="float" office:value="23871.71" table:style-name="ce17">
            <text:p>23.872<text:s/></text:p>
          </table:table-cell>
          <table:table-cell office:value-type="float" office:value="-6.77" table:style-name="ce17">
            <text:p>(7)</text:p>
          </table:table-cell>
          <table:table-cell office:value-type="float" office:value="-278.92" table:style-name="ce17">
            <text:p>(279)</text:p>
          </table:table-cell>
          <table:table-cell office:value-type="float" office:value="-30.79" table:style-name="ce17">
            <text:p>(31)</text:p>
          </table:table-cell>
          <table:table-cell office:value-type="float" office:value="-8.7899999999999991" table:style-name="ce17">
            <text:p>(9)</text:p>
          </table:table-cell>
          <table:table-cell office:value-type="float" office:value="111574.77" table:style-name="ce17">
            <text:p>111.575<text:s/></text:p>
          </table:table-cell>
          <table:table-cell office:value-type="float" office:value="-62.5" table:style-name="ce17">
            <text:p>(63)</text:p>
          </table:table-cell>
          <table:table-cell office:value-type="float" office:value="7681.9" table:style-name="ce17">
            <text:p>7.682<text:s/></text:p>
          </table:table-cell>
          <table:table-cell office:value-type="float" office:value="-1.76" table:style-name="ce17">
            <text:p>(2)</text:p>
          </table:table-cell>
          <table:table-cell office:value-type="float" office:value="142098.34" table:style-name="ce17">
            <text:p>142.098<text:s/></text:p>
          </table:table-cell>
          <table:table-cell office:value-type="float" office:value="3634.17" table:style-name="ce17">
            <text:p>3.634<text:s/></text:p>
          </table:table-cell>
          <table:table-cell office:value-type="float" office:value="-2.9" table:style-name="ce17">
            <text:p>(3)</text:p>
          </table:table-cell>
          <table:table-cell office:value-type="float" office:value="-15.37" table:style-name="ce17">
            <text:p>(15)</text:p>
          </table:table-cell>
          <table:table-cell office:value-type="float" office:value="-1.7" table:style-name="ce17">
            <text:p>(2)</text:p>
          </table:table-cell>
          <table:table-cell office:value-type="float" office:value="243347.63" table:style-name="ce17">
            <text:p>243.348<text:s/></text:p>
          </table:table-cell>
          <table:table-cell office:value-type="float" office:value="473187.93" table:style-name="ce17">
            <text:p>473.188<text:s/></text:p>
          </table:table-cell>
          <table:table-cell office:value-type="float" office:value="-2.17" table:style-name="ce17">
            <text:p>(2)</text:p>
          </table:table-cell>
          <table:table-cell office:value-type="float" office:value="688042.37" table:style-name="ce17">
            <text:p>688.042<text:s/></text:p>
          </table:table-cell>
          <table:table-cell office:value-type="float" office:value="7.47" table:style-name="ce17">
            <text:p>7<text:s/></text:p>
          </table:table-cell>
          <table:table-cell office:value-type="float" office:value="1694779.92" table:style-name="ce18">
            <text:p>1.694.78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13585.91" table:style-name="ce17">
            <text:p>213.586<text:s/></text:p>
          </table:table-cell>
          <table:table-cell office:value-type="float" office:value="7701135.8200000003" table:style-name="ce17">
            <text:p>7.701.136<text:s/></text:p>
          </table:table-cell>
          <table:table-cell office:value-type="float" office:value="11271083.84" table:style-name="ce17">
            <text:p>11.271.084<text:s/></text:p>
          </table:table-cell>
          <table:table-cell office:value-type="float" office:value="86757.26" table:style-name="ce17">
            <text:p>86.757<text:s/></text:p>
          </table:table-cell>
          <table:table-cell office:value-type="float" office:value="132432439.67" table:style-name="ce17">
            <text:p>132.432.440<text:s/></text:p>
          </table:table-cell>
          <table:table-cell office:value-type="float" office:value="39168558.409999996" table:style-name="ce17">
            <text:p>39.168.558<text:s/></text:p>
          </table:table-cell>
          <table:table-cell office:value-type="float" office:value="6504401.21" table:style-name="ce17">
            <text:p>6.504.401<text:s/></text:p>
          </table:table-cell>
          <table:table-cell office:value-type="float" office:value="120017019.64" table:style-name="ce17">
            <text:p>120.017.020<text:s/></text:p>
          </table:table-cell>
          <table:table-cell office:value-type="float" office:value="28345334.34" table:style-name="ce17">
            <text:p>28.345.334<text:s/></text:p>
          </table:table-cell>
          <table:table-cell office:value-type="float" office:value="5846532.3499999996" table:style-name="ce17">
            <text:p>5.846.532<text:s/></text:p>
          </table:table-cell>
          <table:table-cell office:value-type="float" office:value="526084788.18000001" table:style-name="ce17">
            <text:p>526.084.788<text:s/></text:p>
          </table:table-cell>
          <table:table-cell office:value-type="float" office:value="7669671.5800000001" table:style-name="ce17">
            <text:p>7.669.672<text:s/></text:p>
          </table:table-cell>
          <table:table-cell office:value-type="float" office:value="10607239.220000001" table:style-name="ce17">
            <text:p>10.607.239<text:s/></text:p>
          </table:table-cell>
          <table:table-cell office:value-type="float" office:value="8971428.1699999999" table:style-name="ce17">
            <text:p>8.971.428<text:s/></text:p>
          </table:table-cell>
          <table:table-cell office:value-type="float" office:value="5736011.9199999999" table:style-name="ce17">
            <text:p>5.736.012<text:s/></text:p>
          </table:table-cell>
          <table:table-cell office:value-type="float" office:value="122904111.88" table:style-name="ce17">
            <text:p>122.904.112<text:s/></text:p>
          </table:table-cell>
          <table:table-cell office:value-type="float" office:value="3705712.72" table:style-name="ce17">
            <text:p>3.705.713<text:s/></text:p>
          </table:table-cell>
          <table:table-cell office:value-type="float" office:value="229614107.50999999" table:style-name="ce17">
            <text:p>229.614.108<text:s/></text:p>
          </table:table-cell>
          <table:table-cell office:value-type="float" office:value="252484311.78" table:style-name="ce17">
            <text:p>252.484.312<text:s/></text:p>
          </table:table-cell>
          <table:table-cell office:value-type="float" office:value="4667280.6500000004" table:style-name="ce17">
            <text:p>4.667.281<text:s/></text:p>
          </table:table-cell>
          <table:table-cell office:value-type="float" office:value="2866472.87" table:style-name="ce17">
            <text:p>2.866.473<text:s/></text:p>
          </table:table-cell>
          <table:table-cell office:value-type="float" office:value="27847.59" table:style-name="ce17">
            <text:p>27.848<text:s/></text:p>
          </table:table-cell>
          <table:table-cell office:value-type="float" office:value="422655734.06999999" table:style-name="ce17">
            <text:p>422.655.734<text:s/></text:p>
          </table:table-cell>
          <table:table-cell office:value-type="float" office:value="333097256.89999998" table:style-name="ce17">
            <text:p>333.097.257<text:s/></text:p>
          </table:table-cell>
          <table:table-cell office:value-type="float" office:value="7430850.0800000001" table:style-name="ce17">
            <text:p>7.430.850<text:s/></text:p>
          </table:table-cell>
          <table:table-cell office:value-type="float" office:value="1723412270.3900001" table:style-name="ce17">
            <text:p>1.723.412.270<text:s/></text:p>
          </table:table-cell>
          <table:table-cell office:value-type="float" office:value="391978.69" table:style-name="ce17">
            <text:p>391.979<text:s/></text:p>
          </table:table-cell>
          <table:table-cell office:value-type="float" office:value="4013913922.6500001" table:style-name="ce18">
            <text:p>4.013.913.92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8652.429999999993" table:style-name="ce17">
            <text:p>68.65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0519.919999999998" table:style-name="ce17">
            <text:p>30.52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50254534.30000001" table:style-name="ce17">
            <text:p>350.254.53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7.87" table:style-name="ce17">
            <text:p>148<text:s/></text:p>
          </table:table-cell>
          <table:table-cell office:value-type="float" office:value="18590" table:style-name="ce17">
            <text:p>18.590<text:s/></text:p>
          </table:table-cell>
          <table:table-cell office:value-type="float" office:value="4697.45" table:style-name="ce17">
            <text:p>4.69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4444757.450000003" table:style-name="ce17">
            <text:p>94.444.757<text:s/></text:p>
          </table:table-cell>
          <table:table-cell office:value-type="float" office:value="2572.0500000000002" table:style-name="ce17">
            <text:p>2.572<text:s/></text:p>
          </table:table-cell>
          <table:table-cell office:value-type="float" office:value="1132398.22" table:style-name="ce17">
            <text:p>1.132.398<text:s/></text:p>
          </table:table-cell>
          <table:table-cell office:value-type="float" office:value="144153.89000000001" table:style-name="ce17">
            <text:p>144.15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46101023.57999998" table:style-name="ce18">
            <text:p>446.101.02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98075.78" table:style-name="ce17">
            <text:p>198.076<text:s/></text:p>
          </table:table-cell>
          <table:table-cell office:value-type="float" office:value="693688.2" table:style-name="ce17">
            <text:p>693.688<text:s/></text:p>
          </table:table-cell>
          <table:table-cell office:value-type="float" office:value="3093838.65" table:style-name="ce17">
            <text:p>3.093.83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669770.43" table:style-name="ce17">
            <text:p>13.669.770<text:s/></text:p>
          </table:table-cell>
          <table:table-cell office:value-type="float" office:value="14965543.859999999" table:style-name="ce17">
            <text:p>14.965.544<text:s/></text:p>
          </table:table-cell>
          <table:table-cell office:value-type="float" office:value="1584127.26" table:style-name="ce17">
            <text:p>1.584.127<text:s/></text:p>
          </table:table-cell>
          <table:table-cell office:value-type="float" office:value="761462.9" table:style-name="ce17">
            <text:p>761.463<text:s/></text:p>
          </table:table-cell>
          <table:table-cell office:value-type="float" office:value="5964994.4000000004" table:style-name="ce17">
            <text:p>5.964.994<text:s/></text:p>
          </table:table-cell>
          <table:table-cell office:value-type="float" office:value="4870258.8099999996" table:style-name="ce17">
            <text:p>4.870.259<text:s/></text:p>
          </table:table-cell>
          <table:table-cell office:value-type="float" office:value="32851786.640000001" table:style-name="ce17">
            <text:p>32.851.787<text:s/></text:p>
          </table:table-cell>
          <table:table-cell office:value-type="float" office:value="576112.81999999995" table:style-name="ce17">
            <text:p>576.113<text:s/></text:p>
          </table:table-cell>
          <table:table-cell office:value-type="float" office:value="6780792.2599999998" table:style-name="ce17">
            <text:p>6.780.792<text:s/></text:p>
          </table:table-cell>
          <table:table-cell office:value-type="float" office:value="2189759.25" table:style-name="ce17">
            <text:p>2.189.759<text:s/></text:p>
          </table:table-cell>
          <table:table-cell office:value-type="float" office:value="2173474.9900000002" table:style-name="ce17">
            <text:p>2.173.475<text:s/></text:p>
          </table:table-cell>
          <table:table-cell office:value-type="float" office:value="18634596.129999999" table:style-name="ce17">
            <text:p>18.634.596<text:s/></text:p>
          </table:table-cell>
          <table:table-cell office:value-type="float" office:value="2002814.71" table:style-name="ce17">
            <text:p>2.002.815<text:s/></text:p>
          </table:table-cell>
          <table:table-cell office:value-type="float" office:value="6723440.4900000002" table:style-name="ce17">
            <text:p>6.723.440<text:s/></text:p>
          </table:table-cell>
          <table:table-cell office:value-type="float" office:value="26661068.379999999" table:style-name="ce17">
            <text:p>26.661.068<text:s/></text:p>
          </table:table-cell>
          <table:table-cell office:value-type="float" office:value="444835.48" table:style-name="ce17">
            <text:p>444.835<text:s/></text:p>
          </table:table-cell>
          <table:table-cell office:value-type="float" office:value="142989.60999999999" table:style-name="ce17">
            <text:p>142.990<text:s/></text:p>
          </table:table-cell>
          <table:table-cell office:value-type="float" office:value="3578.06" table:style-name="ce17">
            <text:p>3.578<text:s/></text:p>
          </table:table-cell>
          <table:table-cell office:value-type="float" office:value="13200925.369999999" table:style-name="ce17">
            <text:p>13.200.925<text:s/></text:p>
          </table:table-cell>
          <table:table-cell office:value-type="float" office:value="9806446.7200000007" table:style-name="ce17">
            <text:p>9.806.447<text:s/></text:p>
          </table:table-cell>
          <table:table-cell office:value-type="float" office:value="1357803.59" table:style-name="ce17">
            <text:p>1.357.804<text:s/></text:p>
          </table:table-cell>
          <table:table-cell office:value-type="float" office:value="65967453.329999998" table:style-name="ce17">
            <text:p>65.967.453<text:s/></text:p>
          </table:table-cell>
          <table:table-cell office:value-type="float" office:value="35567.06" table:style-name="ce17">
            <text:p>35.567<text:s/></text:p>
          </table:table-cell>
          <table:table-cell office:value-type="float" office:value="235355205.18000001" table:style-name="ce18">
            <text:p>235.355.20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1297.56" table:style-name="ce17">
            <text:p>1.298<text:s/></text:p>
          </table:table-cell>
          <table:table-cell office:value-type="float" office:value="4310.4799999999996" table:style-name="ce17">
            <text:p>4.310<text:s/></text:p>
          </table:table-cell>
          <table:table-cell office:value-type="float" office:value="12921.02" table:style-name="ce17">
            <text:p>12.921<text:s/></text:p>
          </table:table-cell>
          <table:table-cell office:value-type="float" office:value="266.22000000000003" table:style-name="ce17">
            <text:p>26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787281.85" table:style-name="ce17">
            <text:p>2.787.282<text:s/></text:p>
          </table:table-cell>
          <table:table-cell office:value-type="float" office:value="12375.98" table:style-name="ce17">
            <text:p>12.37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082.6299999999992" table:style-name="ce17">
            <text:p>9.08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6881360.690000001" table:style-name="ce17">
            <text:p>16.881.361<text:s/></text:p>
          </table:table-cell>
          <table:table-cell office:value-type="float" office:value="4535.29" table:style-name="ce17">
            <text:p>4.535<text:s/></text:p>
          </table:table-cell>
          <table:table-cell office:value-type="float" office:value="6200001.5899999999" table:style-name="ce17">
            <text:p>6.200.002<text:s/></text:p>
          </table:table-cell>
          <table:table-cell office:value-type="float" office:value="40102171.289999999" table:style-name="ce17">
            <text:p>40.102.171<text:s/></text:p>
          </table:table-cell>
          <table:table-cell office:value-type="float" office:value="48446.21" table:style-name="ce17">
            <text:p>48.44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3918735.310000002" table:style-name="ce17">
            <text:p>53.918.735<text:s/></text:p>
          </table:table-cell>
          <table:table-cell office:value-type="float" office:value="11309667.779999999" table:style-name="ce17">
            <text:p>11.309.66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31520300.13999999" table:style-name="ce17">
            <text:p>231.520.30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62812754.04000002" table:style-name="ce18">
            <text:p>362.812.75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2268.37" table:style-name="ce17">
            <text:p>2.26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80831.09" table:style-name="ce17">
            <text:p>3.480.831<text:s/></text:p>
          </table:table-cell>
          <table:table-cell office:value-type="float" office:value="1931.87" table:style-name="ce17">
            <text:p>1.932<text:s/></text:p>
          </table:table-cell>
          <table:table-cell office:value-type="float" office:value="47173864.009999998" table:style-name="ce17">
            <text:p>47.173.864<text:s/></text:p>
          </table:table-cell>
          <table:table-cell office:value-type="float" office:value="14242659.869999999" table:style-name="ce17">
            <text:p>14.242.660<text:s/></text:p>
          </table:table-cell>
          <table:table-cell office:value-type="float" office:value="640302.02" table:style-name="ce17">
            <text:p>640.302<text:s/></text:p>
          </table:table-cell>
          <table:table-cell office:value-type="float" office:value="78404354.75" table:style-name="ce17">
            <text:p>78.404.355<text:s/></text:p>
          </table:table-cell>
          <table:table-cell office:value-type="float" office:value="5408734.0599999996" table:style-name="ce17">
            <text:p>5.408.734<text:s/></text:p>
          </table:table-cell>
          <table:table-cell office:value-type="float" office:value="203802.94" table:style-name="ce17">
            <text:p>203.803<text:s/></text:p>
          </table:table-cell>
          <table:table-cell office:value-type="float" office:value="30404693.449999999" table:style-name="ce17">
            <text:p>30.404.693<text:s/></text:p>
          </table:table-cell>
          <table:table-cell office:value-type="float" office:value="309036.23" table:style-name="ce17">
            <text:p>309.036<text:s/></text:p>
          </table:table-cell>
          <table:table-cell office:value-type="float" office:value="796507.96" table:style-name="ce17">
            <text:p>796.508<text:s/></text:p>
          </table:table-cell>
          <table:table-cell office:value-type="float" office:value="1828636.57" table:style-name="ce17">
            <text:p>1.828.637<text:s/></text:p>
          </table:table-cell>
          <table:table-cell office:value-type="float" office:value="328356.89" table:style-name="ce17">
            <text:p>328.357<text:s/></text:p>
          </table:table-cell>
          <table:table-cell office:value-type="float" office:value="37276120.950000003" table:style-name="ce17">
            <text:p>37.276.121<text:s/></text:p>
          </table:table-cell>
          <table:table-cell office:value-type="float" office:value="421.98" table:style-name="ce17">
            <text:p>422<text:s/></text:p>
          </table:table-cell>
          <table:table-cell office:value-type="float" office:value="101501994.73999999" table:style-name="ce17">
            <text:p>101.501.995<text:s/></text:p>
          </table:table-cell>
          <table:table-cell office:value-type="float" office:value="83728465.310000002" table:style-name="ce17">
            <text:p>83.728.465<text:s/></text:p>
          </table:table-cell>
          <table:table-cell office:value-type="float" office:value="195662.42" table:style-name="ce17">
            <text:p>195.66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287.46" table:style-name="ce17">
            <text:p>7.287<text:s/></text:p>
          </table:table-cell>
          <table:table-cell office:value-type="float" office:value="107901263.5" table:style-name="ce17">
            <text:p>107.901.264<text:s/></text:p>
          </table:table-cell>
          <table:table-cell office:value-type="float" office:value="160824266.28" table:style-name="ce17">
            <text:p>160.824.266<text:s/></text:p>
          </table:table-cell>
          <table:table-cell office:value-type="float" office:value="5424.54" table:style-name="ce17">
            <text:p>5.425<text:s/></text:p>
          </table:table-cell>
          <table:table-cell office:value-type="float" office:value="473069432.49000001" table:style-name="ce17">
            <text:p>473.069.43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147736319.75" table:style-name="ce18">
            <text:p>1.147.736.3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11944.2" table:style-name="ce17">
            <text:p>11.944<text:s/></text:p>
          </table:table-cell>
          <table:table-cell office:value-type="float" office:value="7003137.1399999997" table:style-name="ce17">
            <text:p>7.003.137<text:s/></text:p>
          </table:table-cell>
          <table:table-cell office:value-type="float" office:value="4683493.08" table:style-name="ce17">
            <text:p>4.683.493<text:s/></text:p>
          </table:table-cell>
          <table:table-cell office:value-type="float" office:value="84559.17" table:style-name="ce17">
            <text:p>84.559<text:s/></text:p>
          </table:table-cell>
          <table:table-cell office:value-type="float" office:value="71520152.799999997" table:style-name="ce17">
            <text:p>71.520.153<text:s/></text:p>
          </table:table-cell>
          <table:table-cell office:value-type="float" office:value="9960354.6799999997" table:style-name="ce17">
            <text:p>9.960.355<text:s/></text:p>
          </table:table-cell>
          <table:table-cell office:value-type="float" office:value="4279971.93" table:style-name="ce17">
            <text:p>4.279.972<text:s/></text:p>
          </table:table-cell>
          <table:table-cell office:value-type="float" office:value="38063920.140000001" table:style-name="ce17">
            <text:p>38.063.920<text:s/></text:p>
          </table:table-cell>
          <table:table-cell office:value-type="float" office:value="16928709.98" table:style-name="ce17">
            <text:p>16.928.710<text:s/></text:p>
          </table:table-cell>
          <table:table-cell office:value-type="float" office:value="772470.6" table:style-name="ce17">
            <text:p>772.471<text:s/></text:p>
          </table:table-cell>
          <table:table-cell office:value-type="float" office:value="112573773.79000001" table:style-name="ce17">
            <text:p>112.573.774<text:s/></text:p>
          </table:table-cell>
          <table:table-cell office:value-type="float" office:value="6784522.5300000003" table:style-name="ce17">
            <text:p>6.784.523<text:s/></text:p>
          </table:table-cell>
          <table:table-cell office:value-type="float" office:value="3029939" table:style-name="ce17">
            <text:p>3.029.939<text:s/></text:p>
          </table:table-cell>
          <table:table-cell office:value-type="float" office:value="4943949.72" table:style-name="ce17">
            <text:p>4.943.950<text:s/></text:p>
          </table:table-cell>
          <table:table-cell office:value-type="float" office:value="3234180.04" table:style-name="ce17">
            <text:p>3.234.180<text:s/></text:p>
          </table:table-cell>
          <table:table-cell office:value-type="float" office:value="50112034.109999999" table:style-name="ce17">
            <text:p>50.112.034<text:s/></text:p>
          </table:table-cell>
          <table:table-cell office:value-type="float" office:value="1697940.74" table:style-name="ce17">
            <text:p>1.697.941<text:s/></text:p>
          </table:table-cell>
          <table:table-cell office:value-type="float" office:value="115188522.81999999" table:style-name="ce17">
            <text:p>115.188.523<text:s/></text:p>
          </table:table-cell>
          <table:table-cell office:value-type="float" office:value="101974016.8" table:style-name="ce17">
            <text:p>101.974.017<text:s/></text:p>
          </table:table-cell>
          <table:table-cell office:value-type="float" office:value="3973639.09" table:style-name="ce17">
            <text:p>3.973.639<text:s/></text:p>
          </table:table-cell>
          <table:table-cell office:value-type="float" office:value="2723483.26" table:style-name="ce17">
            <text:p>2.723.483<text:s/></text:p>
          </table:table-cell>
          <table:table-cell office:value-type="float" office:value="16982.07" table:style-name="ce17">
            <text:p>16.982<text:s/></text:p>
          </table:table-cell>
          <table:table-cell office:value-type="float" office:value="153190052.44" table:style-name="ce17">
            <text:p>153.190.052<text:s/></text:p>
          </table:table-cell>
          <table:table-cell office:value-type="float" office:value="151154304.06999999" table:style-name="ce17">
            <text:p>151.154.304<text:s/></text:p>
          </table:table-cell>
          <table:table-cell office:value-type="float" office:value="4935223.7300000004" table:style-name="ce17">
            <text:p>4.935.224<text:s/></text:p>
          </table:table-cell>
          <table:table-cell office:value-type="float" office:value="952710930.53999996" table:style-name="ce17">
            <text:p>952.710.931<text:s/></text:p>
          </table:table-cell>
          <table:table-cell office:value-type="float" office:value="356411.63" table:style-name="ce17">
            <text:p>356.412<text:s/></text:p>
          </table:table-cell>
          <table:table-cell office:value-type="float" office:value="1821908620.0999999" table:style-name="ce18">
            <text:p>1.821.908.62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8524244.170000002" table:style-name="ce17">
            <text:p>18.524.244<text:s/></text:p>
          </table:table-cell>
          <table:table-cell office:value-type="float" office:value="60428978.829999998" table:style-name="ce17">
            <text:p>60.428.979<text:s/></text:p>
          </table:table-cell>
          <table:table-cell office:value-type="float" office:value="276304799.69999999" table:style-name="ce17">
            <text:p>276.304.800<text:s/></text:p>
          </table:table-cell>
          <table:table-cell office:value-type="float" office:value="13677888.779999999" table:style-name="ce17">
            <text:p>13.677.889<text:s/></text:p>
          </table:table-cell>
          <table:table-cell office:value-type="float" office:value="338299848.24000001" table:style-name="ce17">
            <text:p>338.299.848<text:s/></text:p>
          </table:table-cell>
          <table:table-cell office:value-type="float" office:value="282259212.75" table:style-name="ce17">
            <text:p>282.259.213<text:s/></text:p>
          </table:table-cell>
          <table:table-cell office:value-type="float" office:value="4363652198.4700003" table:style-name="ce17">
            <text:p>4.363.652.198<text:s/></text:p>
          </table:table-cell>
          <table:table-cell office:value-type="float" office:value="234137178.03999999" table:style-name="ce17">
            <text:p>234.137.178<text:s/></text:p>
          </table:table-cell>
          <table:table-cell office:value-type="float" office:value="292030623.62" table:style-name="ce17">
            <text:p>292.030.624<text:s/></text:p>
          </table:table-cell>
          <table:table-cell office:value-type="float" office:value="90948338.040000007" table:style-name="ce17">
            <text:p>90.948.338<text:s/></text:p>
          </table:table-cell>
          <table:table-cell office:value-type="float" office:value="1069077897.34" table:style-name="ce17">
            <text:p>1.069.077.897<text:s/></text:p>
          </table:table-cell>
          <table:table-cell office:value-type="float" office:value="122865168.48" table:style-name="ce17">
            <text:p>122.865.168<text:s/></text:p>
          </table:table-cell>
          <table:table-cell office:value-type="float" office:value="148190286.75" table:style-name="ce17">
            <text:p>148.190.287<text:s/></text:p>
          </table:table-cell>
          <table:table-cell office:value-type="float" office:value="167137058.72999999" table:style-name="ce17">
            <text:p>167.137.059<text:s/></text:p>
          </table:table-cell>
          <table:table-cell office:value-type="float" office:value="101239223.15000001" table:style-name="ce17">
            <text:p>101.239.223<text:s/></text:p>
          </table:table-cell>
          <table:table-cell office:value-type="float" office:value="281830609.56999999" table:style-name="ce17">
            <text:p>281.830.610<text:s/></text:p>
          </table:table-cell>
          <table:table-cell office:value-type="float" office:value="64362341.670000002" table:style-name="ce17">
            <text:p>64.362.342<text:s/></text:p>
          </table:table-cell>
          <table:table-cell office:value-type="float" office:value="859752807.27999997" table:style-name="ce17">
            <text:p>859.752.807<text:s/></text:p>
          </table:table-cell>
          <table:table-cell office:value-type="float" office:value="5168234344.54" table:style-name="ce17">
            <text:p>5.168.234.345<text:s/></text:p>
          </table:table-cell>
          <table:table-cell office:value-type="float" office:value="93175646.599999994" table:style-name="ce17">
            <text:p>93.175.647<text:s/></text:p>
          </table:table-cell>
          <table:table-cell office:value-type="float" office:value="44321719.68" table:style-name="ce17">
            <text:p>44.321.720<text:s/></text:p>
          </table:table-cell>
          <table:table-cell office:value-type="float" office:value="16873846.829999998" table:style-name="ce17">
            <text:p>16.873.847<text:s/></text:p>
          </table:table-cell>
          <table:table-cell office:value-type="float" office:value="1037489680.5700001" table:style-name="ce17">
            <text:p>1.037.489.681<text:s/></text:p>
          </table:table-cell>
          <table:table-cell office:value-type="float" office:value="544169781.90999997" table:style-name="ce17">
            <text:p>544.169.782<text:s/></text:p>
          </table:table-cell>
          <table:table-cell office:value-type="float" office:value="67628537.420000002" table:style-name="ce17">
            <text:p>67.628.537<text:s/></text:p>
          </table:table-cell>
          <table:table-cell office:value-type="float" office:value="14324333432.77" table:style-name="ce17">
            <text:p>14.324.333.433<text:s/></text:p>
          </table:table-cell>
          <table:table-cell office:value-type="float" office:value="32034635.899999999" table:style-name="ce17">
            <text:p>32.034.636<text:s/></text:p>
          </table:table-cell>
          <table:table-cell office:value-type="float" office:value="30112980329.830002" table:style-name="ce18">
            <text:p>30.112.980.3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6017665.3300000001" table:style-name="ce17">
            <text:p>6.017.665<text:s/></text:p>
          </table:table-cell>
          <table:table-cell office:value-type="float" office:value="18642515.199999999" table:style-name="ce17">
            <text:p>18.642.515<text:s/></text:p>
          </table:table-cell>
          <table:table-cell office:value-type="float" office:value="19846089.829999998" table:style-name="ce17">
            <text:p>19.846.090<text:s/></text:p>
          </table:table-cell>
          <table:table-cell office:value-type="float" office:value="4567058.4400000004" table:style-name="ce17">
            <text:p>4.567.058<text:s/></text:p>
          </table:table-cell>
          <table:table-cell office:value-type="float" office:value="75739089.420000002" table:style-name="ce17">
            <text:p>75.739.089<text:s/></text:p>
          </table:table-cell>
          <table:table-cell office:value-type="float" office:value="45244350.799999997" table:style-name="ce17">
            <text:p>45.244.351<text:s/></text:p>
          </table:table-cell>
          <table:table-cell office:value-type="float" office:value="69248276.120000005" table:style-name="ce17">
            <text:p>69.248.276<text:s/></text:p>
          </table:table-cell>
          <table:table-cell office:value-type="float" office:value="36212576.119999997" table:style-name="ce17">
            <text:p>36.212.576<text:s/></text:p>
          </table:table-cell>
          <table:table-cell office:value-type="float" office:value="95277666.400000006" table:style-name="ce17">
            <text:p>95.277.666<text:s/></text:p>
          </table:table-cell>
          <table:table-cell office:value-type="float" office:value="28139242.469999999" table:style-name="ce17">
            <text:p>28.139.242<text:s/></text:p>
          </table:table-cell>
          <table:table-cell office:value-type="float" office:value="214927978.59999999" table:style-name="ce17">
            <text:p>214.927.979<text:s/></text:p>
          </table:table-cell>
          <table:table-cell office:value-type="float" office:value="38177657.399999999" table:style-name="ce17">
            <text:p>38.177.657<text:s/></text:p>
          </table:table-cell>
          <table:table-cell office:value-type="float" office:value="34359378.240000002" table:style-name="ce17">
            <text:p>34.359.378<text:s/></text:p>
          </table:table-cell>
          <table:table-cell office:value-type="float" office:value="36167449.329999998" table:style-name="ce17">
            <text:p>36.167.449<text:s/></text:p>
          </table:table-cell>
          <table:table-cell office:value-type="float" office:value="26854616.489999998" table:style-name="ce17">
            <text:p>26.854.616<text:s/></text:p>
          </table:table-cell>
          <table:table-cell office:value-type="float" office:value="59796702.789999999" table:style-name="ce17">
            <text:p>59.796.703<text:s/></text:p>
          </table:table-cell>
          <table:table-cell office:value-type="float" office:value="19073514.809999999" table:style-name="ce17">
            <text:p>19.073.515<text:s/></text:p>
          </table:table-cell>
          <table:table-cell office:value-type="float" office:value="155694149.65000001" table:style-name="ce17">
            <text:p>155.694.150<text:s/></text:p>
          </table:table-cell>
          <table:table-cell office:value-type="float" office:value="363694210.26999998" table:style-name="ce17">
            <text:p>363.694.210<text:s/></text:p>
          </table:table-cell>
          <table:table-cell office:value-type="float" office:value="25512116.390000001" table:style-name="ce17">
            <text:p>25.512.116<text:s/></text:p>
          </table:table-cell>
          <table:table-cell office:value-type="float" office:value="12638913.630000001" table:style-name="ce17">
            <text:p>12.638.914<text:s/></text:p>
          </table:table-cell>
          <table:table-cell office:value-type="float" office:value="4634589.45" table:style-name="ce17">
            <text:p>4.634.589<text:s/></text:p>
          </table:table-cell>
          <table:table-cell office:value-type="float" office:value="208768443.61000001" table:style-name="ce17">
            <text:p>208.768.444<text:s/></text:p>
          </table:table-cell>
          <table:table-cell office:value-type="float" office:value="91523117.609999999" table:style-name="ce17">
            <text:p>91.523.118<text:s/></text:p>
          </table:table-cell>
          <table:table-cell office:value-type="float" office:value="20633534.640000001" table:style-name="ce17">
            <text:p>20.633.535<text:s/></text:p>
          </table:table-cell>
          <table:table-cell office:value-type="float" office:value="968715754.20000005" table:style-name="ce17">
            <text:p>968.715.754<text:s/></text:p>
          </table:table-cell>
          <table:table-cell office:value-type="float" office:value="8623531.2799999993" table:style-name="ce17">
            <text:p>8.623.531<text:s/></text:p>
          </table:table-cell>
          <table:table-cell office:value-type="float" office:value="2688730188.52" table:style-name="ce18">
            <text:p>2.688.730.18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5031691.28" table:style-name="ce17">
            <text:p>5.031.691<text:s/></text:p>
          </table:table-cell>
          <table:table-cell office:value-type="float" office:value="14432292.76" table:style-name="ce17">
            <text:p>14.432.293<text:s/></text:p>
          </table:table-cell>
          <table:table-cell office:value-type="float" office:value="142587895.80000001" table:style-name="ce17">
            <text:p>142.587.896<text:s/></text:p>
          </table:table-cell>
          <table:table-cell office:value-type="float" office:value="4269224.28" table:style-name="ce17">
            <text:p>4.269.224<text:s/></text:p>
          </table:table-cell>
          <table:table-cell office:value-type="float" office:value="97419629.709999993" table:style-name="ce17">
            <text:p>97.419.630<text:s/></text:p>
          </table:table-cell>
          <table:table-cell office:value-type="float" office:value="74314874.049999997" table:style-name="ce17">
            <text:p>74.314.874<text:s/></text:p>
          </table:table-cell>
          <table:table-cell office:value-type="float" office:value="367124248.60000002" table:style-name="ce17">
            <text:p>367.124.249<text:s/></text:p>
          </table:table-cell>
          <table:table-cell office:value-type="float" office:value="89235315.25" table:style-name="ce17">
            <text:p>89.235.315<text:s/></text:p>
          </table:table-cell>
          <table:table-cell office:value-type="float" office:value="75058481.310000002" table:style-name="ce17">
            <text:p>75.058.481<text:s/></text:p>
          </table:table-cell>
          <table:table-cell office:value-type="float" office:value="29094150.73" table:style-name="ce17">
            <text:p>29.094.151<text:s/></text:p>
          </table:table-cell>
          <table:table-cell office:value-type="float" office:value="327029231.58999997" table:style-name="ce17">
            <text:p>327.029.232<text:s/></text:p>
          </table:table-cell>
          <table:table-cell office:value-type="float" office:value="37896570.960000001" table:style-name="ce17">
            <text:p>37.896.571<text:s/></text:p>
          </table:table-cell>
          <table:table-cell office:value-type="float" office:value="48037599.829999998" table:style-name="ce17">
            <text:p>48.037.600<text:s/></text:p>
          </table:table-cell>
          <table:table-cell office:value-type="float" office:value="58029184.579999998" table:style-name="ce17">
            <text:p>58.029.185<text:s/></text:p>
          </table:table-cell>
          <table:table-cell office:value-type="float" office:value="22290141.32" table:style-name="ce17">
            <text:p>22.290.141<text:s/></text:p>
          </table:table-cell>
          <table:table-cell office:value-type="float" office:value="83536667.159999996" table:style-name="ce17">
            <text:p>83.536.667<text:s/></text:p>
          </table:table-cell>
          <table:table-cell office:value-type="float" office:value="19065353.120000001" table:style-name="ce17">
            <text:p>19.065.353<text:s/></text:p>
          </table:table-cell>
          <table:table-cell office:value-type="float" office:value="334552997.83999997" table:style-name="ce17">
            <text:p>334.552.998<text:s/></text:p>
          </table:table-cell>
          <table:table-cell office:value-type="float" office:value="849098634.33000004" table:style-name="ce17">
            <text:p>849.098.634<text:s/></text:p>
          </table:table-cell>
          <table:table-cell office:value-type="float" office:value="21182451.129999999" table:style-name="ce17">
            <text:p>21.182.451<text:s/></text:p>
          </table:table-cell>
          <table:table-cell office:value-type="float" office:value="12888296.23" table:style-name="ce17">
            <text:p>12.888.296<text:s/></text:p>
          </table:table-cell>
          <table:table-cell office:value-type="float" office:value="5082277.82" table:style-name="ce17">
            <text:p>5.082.278<text:s/></text:p>
          </table:table-cell>
          <table:table-cell office:value-type="float" office:value="312340102.06999999" table:style-name="ce17">
            <text:p>312.340.102<text:s/></text:p>
          </table:table-cell>
          <table:table-cell office:value-type="float" office:value="198865905.94999999" table:style-name="ce17">
            <text:p>198.865.906<text:s/></text:p>
          </table:table-cell>
          <table:table-cell office:value-type="float" office:value="18168081.899999999" table:style-name="ce17">
            <text:p>18.168.082<text:s/></text:p>
          </table:table-cell>
          <table:table-cell office:value-type="float" office:value="2867521540.02" table:style-name="ce17">
            <text:p>2.867.521.540<text:s/></text:p>
          </table:table-cell>
          <table:table-cell office:value-type="float" office:value="10826739.689999999" table:style-name="ce17">
            <text:p>10.826.740<text:s/></text:p>
          </table:table-cell>
          <table:table-cell office:value-type="float" office:value="6124979579.3100004" table:style-name="ce18">
            <text:p>6.124.979.57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7">
            <text:p>-<text:s/></text:p>
          </table:table-cell>
          <table:table-cell office:value-type="float" office:value="30523.3" table:style-name="ce17">
            <text:p>30.523<text:s/></text:p>
          </table:table-cell>
          <table:table-cell office:value-type="float" office:value="222095.83" table:style-name="ce17">
            <text:p>222.096<text:s/></text:p>
          </table:table-cell>
          <table:table-cell office:value-type="float" office:value="2505.34" table:style-name="ce17">
            <text:p>2.505<text:s/></text:p>
          </table:table-cell>
          <table:table-cell office:value-type="float" office:value="743557.77" table:style-name="ce17">
            <text:p>743.558<text:s/></text:p>
          </table:table-cell>
          <table:table-cell office:value-type="float" office:value="5451362.0599999996" table:style-name="ce17">
            <text:p>5.451.362<text:s/></text:p>
          </table:table-cell>
          <table:table-cell office:value-type="float" office:value="37093348.710000001" table:style-name="ce17">
            <text:p>37.093.349<text:s/></text:p>
          </table:table-cell>
          <table:table-cell office:value-type="float" office:value="3091243.13" table:style-name="ce17">
            <text:p>3.091.243<text:s/></text:p>
          </table:table-cell>
          <table:table-cell office:value-type="float" office:value="135003.74" table:style-name="ce17">
            <text:p>135.004<text:s/></text:p>
          </table:table-cell>
          <table:table-cell office:value-type="float" office:value="100.73" table:style-name="ce17">
            <text:p>101<text:s/></text:p>
          </table:table-cell>
          <table:table-cell office:value-type="float" office:value="12766968.09" table:style-name="ce17">
            <text:p>12.766.968<text:s/></text:p>
          </table:table-cell>
          <table:table-cell office:value-type="float" office:value="85556.23" table:style-name="ce17">
            <text:p>85.556<text:s/></text:p>
          </table:table-cell>
          <table:table-cell office:value-type="float" office:value="478602.61" table:style-name="ce17">
            <text:p>478.603<text:s/></text:p>
          </table:table-cell>
          <table:table-cell office:value-type="float" office:value="17588579.100000001" table:style-name="ce17">
            <text:p>17.588.579<text:s/></text:p>
          </table:table-cell>
          <table:table-cell office:value-type="float" office:value="3775.06" table:style-name="ce17">
            <text:p>3.775<text:s/></text:p>
          </table:table-cell>
          <table:table-cell office:value-type="float" office:value="7457590.4000000004" table:style-name="ce17">
            <text:p>7.457.590<text:s/></text:p>
          </table:table-cell>
          <table:table-cell office:value-type="float" office:value="3680.55" table:style-name="ce17">
            <text:p>3.681<text:s/></text:p>
          </table:table-cell>
          <table:table-cell office:value-type="float" office:value="23707589.280000001" table:style-name="ce17">
            <text:p>23.707.589<text:s/></text:p>
          </table:table-cell>
          <table:table-cell office:value-type="float" office:value="125334442.47" table:style-name="ce17">
            <text:p>125.334.442<text:s/></text:p>
          </table:table-cell>
          <table:table-cell office:value-type="float" office:value="170380.48" table:style-name="ce17">
            <text:p>170.380<text:s/></text:p>
          </table:table-cell>
          <table:table-cell office:value-type="float" office:value="22223.33" table:style-name="ce17">
            <text:p>22.22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7121402.68" table:style-name="ce17">
            <text:p>47.121.403<text:s/></text:p>
          </table:table-cell>
          <table:table-cell office:value-type="float" office:value="1170955.48" table:style-name="ce17">
            <text:p>1.170.955<text:s/></text:p>
          </table:table-cell>
          <table:table-cell office:value-type="float" office:value="2392815.44" table:style-name="ce17">
            <text:p>2.392.815<text:s/></text:p>
          </table:table-cell>
          <table:table-cell office:value-type="float" office:value="615629105.80999994" table:style-name="ce17">
            <text:p>615.629.106<text:s/></text:p>
          </table:table-cell>
          <table:table-cell office:value-type="float" office:value="5474.13" table:style-name="ce17">
            <text:p>5.474<text:s/></text:p>
          </table:table-cell>
          <table:table-cell office:value-type="float" office:value="900708881.75" table:style-name="ce18">
            <text:p>900.708.88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5031691.28" table:style-name="ce17">
            <text:p>5.031.691<text:s/></text:p>
          </table:table-cell>
          <table:table-cell office:value-type="float" office:value="14401769.460000001" table:style-name="ce17">
            <text:p>14.401.769<text:s/></text:p>
          </table:table-cell>
          <table:table-cell office:value-type="float" office:value="142365799.97" table:style-name="ce17">
            <text:p>142.365.800<text:s/></text:p>
          </table:table-cell>
          <table:table-cell office:value-type="float" office:value="4266718.9400000004" table:style-name="ce17">
            <text:p>4.266.719<text:s/></text:p>
          </table:table-cell>
          <table:table-cell office:value-type="float" office:value="96676071.939999998" table:style-name="ce17">
            <text:p>96.676.072<text:s/></text:p>
          </table:table-cell>
          <table:table-cell office:value-type="float" office:value="68863511.989999995" table:style-name="ce17">
            <text:p>68.863.512<text:s/></text:p>
          </table:table-cell>
          <table:table-cell office:value-type="float" office:value="330030899.88999999" table:style-name="ce17">
            <text:p>330.030.900<text:s/></text:p>
          </table:table-cell>
          <table:table-cell office:value-type="float" office:value="86144072.120000005" table:style-name="ce17">
            <text:p>86.144.072<text:s/></text:p>
          </table:table-cell>
          <table:table-cell office:value-type="float" office:value="74923477.569999993" table:style-name="ce17">
            <text:p>74.923.478<text:s/></text:p>
          </table:table-cell>
          <table:table-cell office:value-type="float" office:value="29094050" table:style-name="ce17">
            <text:p>29.094.050<text:s/></text:p>
          </table:table-cell>
          <table:table-cell office:value-type="float" office:value="314262263.5" table:style-name="ce17">
            <text:p>314.262.264<text:s/></text:p>
          </table:table-cell>
          <table:table-cell office:value-type="float" office:value="37811014.729999997" table:style-name="ce17">
            <text:p>37.811.015<text:s/></text:p>
          </table:table-cell>
          <table:table-cell office:value-type="float" office:value="47558997.219999999" table:style-name="ce17">
            <text:p>47.558.997<text:s/></text:p>
          </table:table-cell>
          <table:table-cell office:value-type="float" office:value="40440605.479999997" table:style-name="ce17">
            <text:p>40.440.605<text:s/></text:p>
          </table:table-cell>
          <table:table-cell office:value-type="float" office:value="22286366.260000002" table:style-name="ce17">
            <text:p>22.286.366<text:s/></text:p>
          </table:table-cell>
          <table:table-cell office:value-type="float" office:value="76079076.760000005" table:style-name="ce17">
            <text:p>76.079.077<text:s/></text:p>
          </table:table-cell>
          <table:table-cell office:value-type="float" office:value="19061672.57" table:style-name="ce17">
            <text:p>19.061.673<text:s/></text:p>
          </table:table-cell>
          <table:table-cell office:value-type="float" office:value="310845408.56" table:style-name="ce17">
            <text:p>310.845.409<text:s/></text:p>
          </table:table-cell>
          <table:table-cell office:value-type="float" office:value="723764191.86000001" table:style-name="ce17">
            <text:p>723.764.192<text:s/></text:p>
          </table:table-cell>
          <table:table-cell office:value-type="float" office:value="21012070.649999999" table:style-name="ce17">
            <text:p>21.012.071<text:s/></text:p>
          </table:table-cell>
          <table:table-cell office:value-type="float" office:value="12866072.9" table:style-name="ce17">
            <text:p>12.866.073<text:s/></text:p>
          </table:table-cell>
          <table:table-cell office:value-type="float" office:value="5082277.82" table:style-name="ce17">
            <text:p>5.082.278<text:s/></text:p>
          </table:table-cell>
          <table:table-cell office:value-type="float" office:value="265218699.38999999" table:style-name="ce17">
            <text:p>265.218.699<text:s/></text:p>
          </table:table-cell>
          <table:table-cell office:value-type="float" office:value="197694950.47" table:style-name="ce17">
            <text:p>197.694.950<text:s/></text:p>
          </table:table-cell>
          <table:table-cell office:value-type="float" office:value="15775266.460000001" table:style-name="ce17">
            <text:p>15.775.266<text:s/></text:p>
          </table:table-cell>
          <table:table-cell office:value-type="float" office:value="2251892434.21" table:style-name="ce17">
            <text:p>2.251.892.434<text:s/></text:p>
          </table:table-cell>
          <table:table-cell office:value-type="float" office:value="10821265.560000001" table:style-name="ce17">
            <text:p>10.821.266<text:s/></text:p>
          </table:table-cell>
          <table:table-cell office:value-type="float" office:value="5224270697.5600004" table:style-name="ce18">
            <text:p>5.224.270.69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7474887.5599999996" table:style-name="ce17">
            <text:p>7.474.888<text:s/></text:p>
          </table:table-cell>
          <table:table-cell office:value-type="float" office:value="27354170.870000001" table:style-name="ce17">
            <text:p>27.354.171<text:s/></text:p>
          </table:table-cell>
          <table:table-cell office:value-type="float" office:value="113870814.06999999" table:style-name="ce17">
            <text:p>113.870.814<text:s/></text:p>
          </table:table-cell>
          <table:table-cell office:value-type="float" office:value="4841606.0599999996" table:style-name="ce17">
            <text:p>4.841.606<text:s/></text:p>
          </table:table-cell>
          <table:table-cell office:value-type="float" office:value="165141129.11000001" table:style-name="ce17">
            <text:p>165.141.129<text:s/></text:p>
          </table:table-cell>
          <table:table-cell office:value-type="float" office:value="162699987.90000001" table:style-name="ce17">
            <text:p>162.699.988<text:s/></text:p>
          </table:table-cell>
          <table:table-cell office:value-type="float" office:value="3927279673.75" table:style-name="ce17">
            <text:p>3.927.279.674<text:s/></text:p>
          </table:table-cell>
          <table:table-cell office:value-type="float" office:value="108689286.67" table:style-name="ce17">
            <text:p>108.689.287<text:s/></text:p>
          </table:table-cell>
          <table:table-cell office:value-type="float" office:value="121694475.91" table:style-name="ce17">
            <text:p>121.694.476<text:s/></text:p>
          </table:table-cell>
          <table:table-cell office:value-type="float" office:value="33714944.840000004" table:style-name="ce17">
            <text:p>33.714.945<text:s/></text:p>
          </table:table-cell>
          <table:table-cell office:value-type="float" office:value="527120687.14999998" table:style-name="ce17">
            <text:p>527.120.687<text:s/></text:p>
          </table:table-cell>
          <table:table-cell office:value-type="float" office:value="46790940.119999997" table:style-name="ce17">
            <text:p>46.790.940<text:s/></text:p>
          </table:table-cell>
          <table:table-cell office:value-type="float" office:value="65793308.68" table:style-name="ce17">
            <text:p>65.793.309<text:s/></text:p>
          </table:table-cell>
          <table:table-cell office:value-type="float" office:value="72940424.819999993" table:style-name="ce17">
            <text:p>72.940.425<text:s/></text:p>
          </table:table-cell>
          <table:table-cell office:value-type="float" office:value="52094465.340000004" table:style-name="ce17">
            <text:p>52.094.465<text:s/></text:p>
          </table:table-cell>
          <table:table-cell office:value-type="float" office:value="138497239.62" table:style-name="ce17">
            <text:p>138.497.240<text:s/></text:p>
          </table:table-cell>
          <table:table-cell office:value-type="float" office:value="26223473.739999998" table:style-name="ce17">
            <text:p>26.223.474<text:s/></text:p>
          </table:table-cell>
          <table:table-cell office:value-type="float" office:value="369505659.79000002" table:style-name="ce17">
            <text:p>369.505.660<text:s/></text:p>
          </table:table-cell>
          <table:table-cell office:value-type="float" office:value="3955441499.9400001" table:style-name="ce17">
            <text:p>3.955.441.500<text:s/></text:p>
          </table:table-cell>
          <table:table-cell office:value-type="float" office:value="46481079.079999998" table:style-name="ce17">
            <text:p>46.481.079<text:s/></text:p>
          </table:table-cell>
          <table:table-cell office:value-type="float" office:value="18794509.82" table:style-name="ce17">
            <text:p>18.794.510<text:s/></text:p>
          </table:table-cell>
          <table:table-cell office:value-type="float" office:value="7156979.5599999996" table:style-name="ce17">
            <text:p>7.156.980<text:s/></text:p>
          </table:table-cell>
          <table:table-cell office:value-type="float" office:value="516381134.88999999" table:style-name="ce17">
            <text:p>516.381.135<text:s/></text:p>
          </table:table-cell>
          <table:table-cell office:value-type="float" office:value="253780758.34999999" table:style-name="ce17">
            <text:p>253.780.758<text:s/></text:p>
          </table:table-cell>
          <table:table-cell office:value-type="float" office:value="28826920.879999999" table:style-name="ce17">
            <text:p>28.826.921<text:s/></text:p>
          </table:table-cell>
          <table:table-cell office:value-type="float" office:value="10488096138.549999" table:style-name="ce17">
            <text:p>10.488.096.139<text:s/></text:p>
          </table:table-cell>
          <table:table-cell office:value-type="float" office:value="12584364.93" table:style-name="ce17">
            <text:p>12.584.365<text:s/></text:p>
          </table:table-cell>
          <table:table-cell office:value-type="float" office:value="21299270562" table:style-name="ce18">
            <text:p>21.299.270.5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018015.0899999999" table:style-name="ce17">
            <text:p>7.018.015<text:s/></text:p>
          </table:table-cell>
          <table:table-cell office:value-type="float" office:value="24601838.030000001" table:style-name="ce17">
            <text:p>24.601.838<text:s/></text:p>
          </table:table-cell>
          <table:table-cell office:value-type="float" office:value="66068413.509999998" table:style-name="ce17">
            <text:p>66.068.414<text:s/></text:p>
          </table:table-cell>
          <table:table-cell office:value-type="float" office:value="3965720.87" table:style-name="ce17">
            <text:p>3.965.721<text:s/></text:p>
          </table:table-cell>
          <table:table-cell office:value-type="float" office:value="129809072.92" table:style-name="ce17">
            <text:p>129.809.073<text:s/></text:p>
          </table:table-cell>
          <table:table-cell office:value-type="float" office:value="114787590.72" table:style-name="ce17">
            <text:p>114.787.591<text:s/></text:p>
          </table:table-cell>
          <table:table-cell office:value-type="float" office:value="2543307146.9400001" table:style-name="ce17">
            <text:p>2.543.307.147<text:s/></text:p>
          </table:table-cell>
          <table:table-cell office:value-type="float" office:value="71927758.030000001" table:style-name="ce17">
            <text:p>71.927.758<text:s/></text:p>
          </table:table-cell>
          <table:table-cell office:value-type="float" office:value="96419367.269999996" table:style-name="ce17">
            <text:p>96.419.367<text:s/></text:p>
          </table:table-cell>
          <table:table-cell office:value-type="float" office:value="29947998.66" table:style-name="ce17">
            <text:p>29.947.999<text:s/></text:p>
          </table:table-cell>
          <table:table-cell office:value-type="float" office:value="384431726.85000002" table:style-name="ce17">
            <text:p>384.431.727<text:s/></text:p>
          </table:table-cell>
          <table:table-cell office:value-type="float" office:value="35845881.170000002" table:style-name="ce17">
            <text:p>35.845.881<text:s/></text:p>
          </table:table-cell>
          <table:table-cell office:value-type="float" office:value="53259399.399999999" table:style-name="ce17">
            <text:p>53.259.399<text:s/></text:p>
          </table:table-cell>
          <table:table-cell office:value-type="float" office:value="61506069.600000001" table:style-name="ce17">
            <text:p>61.506.070<text:s/></text:p>
          </table:table-cell>
          <table:table-cell office:value-type="float" office:value="48593331.950000003" table:style-name="ce17">
            <text:p>48.593.332<text:s/></text:p>
          </table:table-cell>
          <table:table-cell office:value-type="float" office:value="116711410.93000001" table:style-name="ce17">
            <text:p>116.711.411<text:s/></text:p>
          </table:table-cell>
          <table:table-cell office:value-type="float" office:value="22557820.5" table:style-name="ce17">
            <text:p>22.557.821<text:s/></text:p>
          </table:table-cell>
          <table:table-cell office:value-type="float" office:value="277246267.76999998" table:style-name="ce17">
            <text:p>277.246.268<text:s/></text:p>
          </table:table-cell>
          <table:table-cell office:value-type="float" office:value="1004447567.52" table:style-name="ce17">
            <text:p>1.004.447.568<text:s/></text:p>
          </table:table-cell>
          <table:table-cell office:value-type="float" office:value="39381374.829999998" table:style-name="ce17">
            <text:p>39.381.375<text:s/></text:p>
          </table:table-cell>
          <table:table-cell office:value-type="float" office:value="16296512.380000001" table:style-name="ce17">
            <text:p>16.296.512<text:s/></text:p>
          </table:table-cell>
          <table:table-cell office:value-type="float" office:value="6805693.0700000003" table:style-name="ce17">
            <text:p>6.805.693<text:s/></text:p>
          </table:table-cell>
          <table:table-cell office:value-type="float" office:value="340153044.83999997" table:style-name="ce17">
            <text:p>340.153.045<text:s/></text:p>
          </table:table-cell>
          <table:table-cell office:value-type="float" office:value="186544533.96000001" table:style-name="ce17">
            <text:p>186.544.534<text:s/></text:p>
          </table:table-cell>
          <table:table-cell office:value-type="float" office:value="23160486.329999998" table:style-name="ce17">
            <text:p>23.160.486<text:s/></text:p>
          </table:table-cell>
          <table:table-cell office:value-type="float" office:value="2695767535.6599998" table:style-name="ce17">
            <text:p>2.695.767.536<text:s/></text:p>
          </table:table-cell>
          <table:table-cell office:value-type="float" office:value="11013955.880000001" table:style-name="ce17">
            <text:p>11.013.956<text:s/></text:p>
          </table:table-cell>
          <table:table-cell office:value-type="float" office:value="8411575534.6800003" table:style-name="ce18">
            <text:p>8.411.575.53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35729.13" table:style-name="ce17">
            <text:p>235.729<text:s/></text:p>
          </table:table-cell>
          <table:table-cell office:value-type="float" office:value="1219016.95" table:style-name="ce17">
            <text:p>1.219.017<text:s/></text:p>
          </table:table-cell>
          <table:table-cell office:value-type="float" office:value="17435063.079999998" table:style-name="ce17">
            <text:p>17.435.063<text:s/></text:p>
          </table:table-cell>
          <table:table-cell office:value-type="float" office:value="106667.96" table:style-name="ce17">
            <text:p>106.668<text:s/></text:p>
          </table:table-cell>
          <table:table-cell office:value-type="float" office:value="13299752.08" table:style-name="ce17">
            <text:p>13.299.752<text:s/></text:p>
          </table:table-cell>
          <table:table-cell office:value-type="float" office:value="32488558.989999998" table:style-name="ce17">
            <text:p>32.488.559<text:s/></text:p>
          </table:table-cell>
          <table:table-cell office:value-type="float" office:value="1067038010.16" table:style-name="ce17">
            <text:p>1.067.038.010<text:s/></text:p>
          </table:table-cell>
          <table:table-cell office:value-type="float" office:value="15721317.289999999" table:style-name="ce17">
            <text:p>15.721.317<text:s/></text:p>
          </table:table-cell>
          <table:table-cell office:value-type="float" office:value="13609449.039999999" table:style-name="ce17">
            <text:p>13.609.449<text:s/></text:p>
          </table:table-cell>
          <table:table-cell office:value-type="float" office:value="1334834.6399999999" table:style-name="ce17">
            <text:p>1.334.835<text:s/></text:p>
          </table:table-cell>
          <table:table-cell office:value-type="float" office:value="65273220.409999996" table:style-name="ce17">
            <text:p>65.273.220<text:s/></text:p>
          </table:table-cell>
          <table:table-cell office:value-type="float" office:value="4217774.74" table:style-name="ce17">
            <text:p>4.217.775<text:s/></text:p>
          </table:table-cell>
          <table:table-cell office:value-type="float" office:value="5411323.21" table:style-name="ce17">
            <text:p>5.411.323<text:s/></text:p>
          </table:table-cell>
          <table:table-cell office:value-type="float" office:value="5419799.7400000002" table:style-name="ce17">
            <text:p>5.419.800<text:s/></text:p>
          </table:table-cell>
          <table:table-cell office:value-type="float" office:value="1532585.23" table:style-name="ce17">
            <text:p>1.532.585<text:s/></text:p>
          </table:table-cell>
          <table:table-cell office:value-type="float" office:value="10689412.939999999" table:style-name="ce17">
            <text:p>10.689.413<text:s/></text:p>
          </table:table-cell>
          <table:table-cell office:value-type="float" office:value="1989024.52" table:style-name="ce17">
            <text:p>1.989.025<text:s/></text:p>
          </table:table-cell>
          <table:table-cell office:value-type="float" office:value="47473368.450000003" table:style-name="ce17">
            <text:p>47.473.368<text:s/></text:p>
          </table:table-cell>
          <table:table-cell office:value-type="float" office:value="2476243068.5999999" table:style-name="ce17">
            <text:p>2.476.243.069<text:s/></text:p>
          </table:table-cell>
          <table:table-cell office:value-type="float" office:value="1780459.73" table:style-name="ce17">
            <text:p>1.780.460<text:s/></text:p>
          </table:table-cell>
          <table:table-cell office:value-type="float" office:value="1757285.4" table:style-name="ce17">
            <text:p>1.757.285<text:s/></text:p>
          </table:table-cell>
          <table:table-cell office:value-type="float" office:value="117465.5" table:style-name="ce17">
            <text:p>117.466<text:s/></text:p>
          </table:table-cell>
          <table:table-cell office:value-type="float" office:value="113740518.68000001" table:style-name="ce17">
            <text:p>113.740.519<text:s/></text:p>
          </table:table-cell>
          <table:table-cell office:value-type="float" office:value="39546301.600000001" table:style-name="ce17">
            <text:p>39.546.302<text:s/></text:p>
          </table:table-cell>
          <table:table-cell office:value-type="float" office:value="2640740.12" table:style-name="ce17">
            <text:p>2.640.740<text:s/></text:p>
          </table:table-cell>
          <table:table-cell office:value-type="float" office:value="6388133045.1199999" table:style-name="ce17">
            <text:p>6.388.133.045<text:s/></text:p>
          </table:table-cell>
          <table:table-cell office:value-type="float" office:value="333323.39" table:style-name="ce17">
            <text:p>333.323<text:s/></text:p>
          </table:table-cell>
          <table:table-cell office:value-type="float" office:value="10328787116.700001" table:style-name="ce18">
            <text:p>10.328.787.11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844.5" table:style-name="ce17">
            <text:p>845<text:s/></text:p>
          </table:table-cell>
          <table:table-cell office:value-type="float" office:value="203939.32" table:style-name="ce17">
            <text:p>203.939<text:s/></text:p>
          </table:table-cell>
          <table:table-cell office:value-type="float" office:value="26037577.370000001" table:style-name="ce17">
            <text:p>26.037.577<text:s/></text:p>
          </table:table-cell>
          <table:table-cell office:value-type="float" office:value="53894.62" table:style-name="ce17">
            <text:p>53.895<text:s/></text:p>
          </table:table-cell>
          <table:table-cell office:value-type="float" office:value="9721446.8599999994" table:style-name="ce17">
            <text:p>9.721.447<text:s/></text:p>
          </table:table-cell>
          <table:table-cell office:value-type="float" office:value="5815309.3700000001" table:style-name="ce17">
            <text:p>5.815.309<text:s/></text:p>
          </table:table-cell>
          <table:table-cell office:value-type="float" office:value="181055431.81" table:style-name="ce17">
            <text:p>181.055.432<text:s/></text:p>
          </table:table-cell>
          <table:table-cell office:value-type="float" office:value="14733088.890000001" table:style-name="ce17">
            <text:p>14.733.089<text:s/></text:p>
          </table:table-cell>
          <table:table-cell office:value-type="float" office:value="4966826.9800000004" table:style-name="ce17">
            <text:p>4.966.827<text:s/></text:p>
          </table:table-cell>
          <table:table-cell office:value-type="float" office:value="476117.88" table:style-name="ce17">
            <text:p>476.118<text:s/></text:p>
          </table:table-cell>
          <table:table-cell office:value-type="float" office:value="39434670.170000002" table:style-name="ce17">
            <text:p>39.434.670<text:s/></text:p>
          </table:table-cell>
          <table:table-cell office:value-type="float" office:value="4360218.95" table:style-name="ce17">
            <text:p>4.360.219<text:s/></text:p>
          </table:table-cell>
          <table:table-cell office:value-type="float" office:value="3680717.56" table:style-name="ce17">
            <text:p>3.680.718<text:s/></text:p>
          </table:table-cell>
          <table:table-cell office:value-type="float" office:value="2459400.0499999998" table:style-name="ce17">
            <text:p>2.459.400<text:s/></text:p>
          </table:table-cell>
          <table:table-cell office:value-type="float" office:value="543491.56000000006" table:style-name="ce17">
            <text:p>543.492<text:s/></text:p>
          </table:table-cell>
          <table:table-cell office:value-type="float" office:value="3846752.82" table:style-name="ce17">
            <text:p>3.846.753<text:s/></text:p>
          </table:table-cell>
          <table:table-cell office:value-type="float" office:value="201741.79" table:style-name="ce17">
            <text:p>201.742<text:s/></text:p>
          </table:table-cell>
          <table:table-cell office:value-type="float" office:value="23596996.629999999" table:style-name="ce17">
            <text:p>23.596.997<text:s/></text:p>
          </table:table-cell>
          <table:table-cell office:value-type="float" office:value="381794341.47000003" table:style-name="ce17">
            <text:p>381.794.341<text:s/></text:p>
          </table:table-cell>
          <table:table-cell office:value-type="float" office:value="3556364.07" table:style-name="ce17">
            <text:p>3.556.364<text:s/></text:p>
          </table:table-cell>
          <table:table-cell office:value-type="float" office:value="156648.17000000001" table:style-name="ce17">
            <text:p>156.648<text:s/></text:p>
          </table:table-cell>
          <table:table-cell office:value-type="float" office:value="2014.16" table:style-name="ce17">
            <text:p>2.014<text:s/></text:p>
          </table:table-cell>
          <table:table-cell office:value-type="float" office:value="19913724.030000001" table:style-name="ce17">
            <text:p>19.913.724<text:s/></text:p>
          </table:table-cell>
          <table:table-cell office:value-type="float" office:value="12020279.57" table:style-name="ce17">
            <text:p>12.020.280<text:s/></text:p>
          </table:table-cell>
          <table:table-cell office:value-type="float" office:value="1386345.28" table:style-name="ce17">
            <text:p>1.386.345<text:s/></text:p>
          </table:table-cell>
          <table:table-cell office:value-type="float" office:value="975722772.86000001" table:style-name="ce17">
            <text:p>975.722.773<text:s/></text:p>
          </table:table-cell>
          <table:table-cell office:value-type="float" office:value="505282.94" table:style-name="ce17">
            <text:p>505.283<text:s/></text:p>
          </table:table-cell>
          <table:table-cell office:value-type="float" office:value="1716246239.6800001" table:style-name="ce18">
            <text:p>1.716.246.2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220298.84" table:style-name="ce17">
            <text:p>220.299<text:s/></text:p>
          </table:table-cell>
          <table:table-cell office:value-type="float" office:value="1329376.57" table:style-name="ce17">
            <text:p>1.329.377<text:s/></text:p>
          </table:table-cell>
          <table:table-cell office:value-type="float" office:value="4329760.1100000003" table:style-name="ce17">
            <text:p>4.329.760<text:s/></text:p>
          </table:table-cell>
          <table:table-cell office:value-type="float" office:value="715322.61" table:style-name="ce17">
            <text:p>715.323<text:s/></text:p>
          </table:table-cell>
          <table:table-cell office:value-type="float" office:value="12310857.25" table:style-name="ce17">
            <text:p>12.310.857<text:s/></text:p>
          </table:table-cell>
          <table:table-cell office:value-type="float" office:value="9608528.8200000003" table:style-name="ce17">
            <text:p>9.608.529<text:s/></text:p>
          </table:table-cell>
          <table:table-cell office:value-type="float" office:value="135879084.84" table:style-name="ce17">
            <text:p>135.879.085<text:s/></text:p>
          </table:table-cell>
          <table:table-cell office:value-type="float" office:value="6307122.46" table:style-name="ce17">
            <text:p>6.307.122<text:s/></text:p>
          </table:table-cell>
          <table:table-cell office:value-type="float" office:value="6698832.6200000001" table:style-name="ce17">
            <text:p>6.698.833<text:s/></text:p>
          </table:table-cell>
          <table:table-cell office:value-type="float" office:value="1955993.66" table:style-name="ce17">
            <text:p>1.955.994<text:s/></text:p>
          </table:table-cell>
          <table:table-cell office:value-type="float" office:value="37981069.719999999" table:style-name="ce17">
            <text:p>37.981.070<text:s/></text:p>
          </table:table-cell>
          <table:table-cell office:value-type="float" office:value="2367065.2599999998" table:style-name="ce17">
            <text:p>2.367.065<text:s/></text:p>
          </table:table-cell>
          <table:table-cell office:value-type="float" office:value="3441868.51" table:style-name="ce17">
            <text:p>3.441.869<text:s/></text:p>
          </table:table-cell>
          <table:table-cell office:value-type="float" office:value="3555155.43" table:style-name="ce17">
            <text:p>3.555.155<text:s/></text:p>
          </table:table-cell>
          <table:table-cell office:value-type="float" office:value="1425056.6" table:style-name="ce17">
            <text:p>1.425.057<text:s/></text:p>
          </table:table-cell>
          <table:table-cell office:value-type="float" office:value="7249662.9299999997" table:style-name="ce17">
            <text:p>7.249.663<text:s/></text:p>
          </table:table-cell>
          <table:table-cell office:value-type="float" office:value="1474886.93" table:style-name="ce17">
            <text:p>1.474.887<text:s/></text:p>
          </table:table-cell>
          <table:table-cell office:value-type="float" office:value="21189026.940000001" table:style-name="ce17">
            <text:p>21.189.027<text:s/></text:p>
          </table:table-cell>
          <table:table-cell office:value-type="float" office:value="92956522.349999994" table:style-name="ce17">
            <text:p>92.956.522<text:s/></text:p>
          </table:table-cell>
          <table:table-cell office:value-type="float" office:value="1762880.45" table:style-name="ce17">
            <text:p>1.762.880<text:s/></text:p>
          </table:table-cell>
          <table:table-cell office:value-type="float" office:value="584063.87" table:style-name="ce17">
            <text:p>584.064<text:s/></text:p>
          </table:table-cell>
          <table:table-cell office:value-type="float" office:value="231806.83" table:style-name="ce17">
            <text:p>231.807<text:s/></text:p>
          </table:table-cell>
          <table:table-cell office:value-type="float" office:value="42573847.340000004" table:style-name="ce17">
            <text:p>42.573.847<text:s/></text:p>
          </table:table-cell>
          <table:table-cell office:value-type="float" office:value="15669643.220000001" table:style-name="ce17">
            <text:p>15.669.643<text:s/></text:p>
          </table:table-cell>
          <table:table-cell office:value-type="float" office:value="1639349.15" table:style-name="ce17">
            <text:p>1.639.349<text:s/></text:p>
          </table:table-cell>
          <table:table-cell office:value-type="float" office:value="428472784.91000003" table:style-name="ce17">
            <text:p>428.472.785<text:s/></text:p>
          </table:table-cell>
          <table:table-cell office:value-type="float" office:value="731802.72" table:style-name="ce17">
            <text:p>731.803<text:s/></text:p>
          </table:table-cell>
          <table:table-cell office:value-type="float" office:value="842661670.94000006" table:style-name="ce18">
            <text:p>842.661.67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554799.26" table:style-name="ce17">
            <text:p>554.799<text:s/></text:p>
          </table:table-cell>
          <table:table-cell office:value-type="float" office:value="1590394.87" table:style-name="ce17">
            <text:p>1.590.395<text:s/></text:p>
          </table:table-cell>
          <table:table-cell office:value-type="float" office:value="3877992.14" table:style-name="ce17">
            <text:p>3.877.992<text:s/></text:p>
          </table:table-cell>
          <table:table-cell office:value-type="float" office:value="497198.01" table:style-name="ce17">
            <text:p>497.198<text:s/></text:p>
          </table:table-cell>
          <table:table-cell office:value-type="float" office:value="6263601.9400000004" table:style-name="ce17">
            <text:p>6.263.602<text:s/></text:p>
          </table:table-cell>
          <table:table-cell office:value-type="float" office:value="5004506.4400000004" table:style-name="ce17">
            <text:p>5.004.506<text:s/></text:p>
          </table:table-cell>
          <table:table-cell office:value-type="float" office:value="503140191.43000001" table:style-name="ce17">
            <text:p>503.140.191<text:s/></text:p>
          </table:table-cell>
          <table:table-cell office:value-type="float" office:value="14776860.24" table:style-name="ce17">
            <text:p>14.776.860<text:s/></text:p>
          </table:table-cell>
          <table:table-cell office:value-type="float" office:value="7041984.2800000003" table:style-name="ce17">
            <text:p>7.041.984<text:s/></text:p>
          </table:table-cell>
          <table:table-cell office:value-type="float" office:value="401019.84" table:style-name="ce17">
            <text:p>401.020<text:s/></text:p>
          </table:table-cell>
          <table:table-cell office:value-type="float" office:value="81649171.569999993" table:style-name="ce17">
            <text:p>81.649.172<text:s/></text:p>
          </table:table-cell>
          <table:table-cell office:value-type="float" office:value="3386479.45" table:style-name="ce17">
            <text:p>3.386.479<text:s/></text:p>
          </table:table-cell>
          <table:table-cell office:value-type="float" office:value="8561395.2200000007" table:style-name="ce17">
            <text:p>8.561.395<text:s/></text:p>
          </table:table-cell>
          <table:table-cell office:value-type="float" office:value="9713187.2400000002" table:style-name="ce17">
            <text:p>9.713.187<text:s/></text:p>
          </table:table-cell>
          <table:table-cell office:value-type="float" office:value="1535074" table:style-name="ce17">
            <text:p>1.535.074<text:s/></text:p>
          </table:table-cell>
          <table:table-cell office:value-type="float" office:value="11783336.279999999" table:style-name="ce17">
            <text:p>11.783.336<text:s/></text:p>
          </table:table-cell>
          <table:table-cell office:value-type="float" office:value="1473017.92" table:style-name="ce17">
            <text:p>1.473.018<text:s/></text:p>
          </table:table-cell>
          <table:table-cell office:value-type="float" office:value="45518114.18" table:style-name="ce17">
            <text:p>45.518.114<text:s/></text:p>
          </table:table-cell>
          <table:table-cell office:value-type="float" office:value="132566900.51000001" table:style-name="ce17">
            <text:p>132.566.901<text:s/></text:p>
          </table:table-cell>
          <table:table-cell office:value-type="float" office:value="1206221" table:style-name="ce17">
            <text:p>1.206.221<text:s/></text:p>
          </table:table-cell>
          <table:table-cell office:value-type="float" office:value="5002278.3499999996" table:style-name="ce17">
            <text:p>5.002.278<text:s/></text:p>
          </table:table-cell>
          <table:table-cell office:value-type="float" office:value="395742.6" table:style-name="ce17">
            <text:p>395.743<text:s/></text:p>
          </table:table-cell>
          <table:table-cell office:value-type="float" office:value="90450390.269999996" table:style-name="ce17">
            <text:p>90.450.390<text:s/></text:p>
          </table:table-cell>
          <table:table-cell office:value-type="float" office:value="21094483.649999999" table:style-name="ce17">
            <text:p>21.094.484<text:s/></text:p>
          </table:table-cell>
          <table:table-cell office:value-type="float" office:value="2981097.95" table:style-name="ce17">
            <text:p>2.981.098<text:s/></text:p>
          </table:table-cell>
          <table:table-cell office:value-type="float" office:value="1960430557.8" table:style-name="ce17">
            <text:p>1.960.430.558<text:s/></text:p>
          </table:table-cell>
          <table:table-cell office:value-type="float" office:value="151688.04" table:style-name="ce17">
            <text:p>151.688<text:s/></text:p>
          </table:table-cell>
          <table:table-cell office:value-type="float" office:value="2921047684.48" table:style-name="ce18">
            <text:p>2.921.047.68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24608.19" table:style-name="ce17">
            <text:p>24.608<text:s/></text:p>
          </table:table-cell>
          <table:table-cell office:value-type="float" office:value="79425.149999999994" table:style-name="ce17">
            <text:p>79.425<text:s/></text:p>
          </table:table-cell>
          <table:table-cell office:value-type="float" office:value="67570.149999999994" table:style-name="ce17">
            <text:p>67.570<text:s/></text:p>
          </table:table-cell>
          <table:table-cell office:value-type="float" office:value="17459.7" table:style-name="ce17">
            <text:p>17.460<text:s/></text:p>
          </table:table-cell>
          <table:table-cell office:value-type="float" office:value="1731483" table:style-name="ce17">
            <text:p>1.731.483<text:s/></text:p>
          </table:table-cell>
          <table:table-cell office:value-type="float" office:value="138168.66" table:style-name="ce17">
            <text:p>138.169<text:s/></text:p>
          </table:table-cell>
          <table:table-cell office:value-type="float" office:value="53805.59" table:style-name="ce17">
            <text:p>53.806<text:s/></text:p>
          </table:table-cell>
          <table:table-cell office:value-type="float" office:value="77169.460000000006" table:style-name="ce17">
            <text:p>77.169<text:s/></text:p>
          </table:table-cell>
          <table:table-cell office:value-type="float" office:value="939331" table:style-name="ce17">
            <text:p>939.331<text:s/></text:p>
          </table:table-cell>
          <table:table-cell office:value-type="float" office:value="207554.27" table:style-name="ce17">
            <text:p>207.554<text:s/></text:p>
          </table:table-cell>
          <table:table-cell office:value-type="float" office:value="4046453.79" table:style-name="ce17">
            <text:p>4.046.454<text:s/></text:p>
          </table:table-cell>
          <table:table-cell office:value-type="float" office:value="2039497.74" table:style-name="ce17">
            <text:p>2.039.498<text:s/></text:p>
          </table:table-cell>
          <table:table-cell office:value-type="float" office:value="1887522.81" table:style-name="ce17">
            <text:p>1.887.523<text:s/></text:p>
          </table:table-cell>
          <table:table-cell office:value-type="float" office:value="929798.09" table:style-name="ce17">
            <text:p>929.798<text:s/></text:p>
          </table:table-cell>
          <table:table-cell office:value-type="float" office:value="46599.839999999997" table:style-name="ce17">
            <text:p>46.600<text:s/></text:p>
          </table:table-cell>
          <table:table-cell office:value-type="float" office:value="139905.91" table:style-name="ce17">
            <text:p>139.906<text:s/></text:p>
          </table:table-cell>
          <table:table-cell office:value-type="float" office:value="533509.93000000005" table:style-name="ce17">
            <text:p>533.510<text:s/></text:p>
          </table:table-cell>
          <table:table-cell office:value-type="float" office:value="1150179.56" table:style-name="ce17">
            <text:p>1.150.180<text:s/></text:p>
          </table:table-cell>
          <table:table-cell office:value-type="float" office:value="395536.84" table:style-name="ce17">
            <text:p>395.537<text:s/></text:p>
          </table:table-cell>
          <table:table-cell office:value-type="float" office:value="50897.58" table:style-name="ce17">
            <text:p>50.898<text:s/></text:p>
          </table:table-cell>
          <table:table-cell office:value-type="float" office:value="88603.49" table:style-name="ce17">
            <text:p>88.603<text:s/></text:p>
          </table:table-cell>
          <table:table-cell office:value-type="float" office:value="35201.519999999997" table:style-name="ce17">
            <text:p>35.202<text:s/></text:p>
          </table:table-cell>
          <table:table-cell office:value-type="float" office:value="1322287.8799999999" table:style-name="ce17">
            <text:p>1.322.288<text:s/></text:p>
          </table:table-cell>
          <table:table-cell office:value-type="float" office:value="363054.65" table:style-name="ce17">
            <text:p>363.055<text:s/></text:p>
          </table:table-cell>
          <table:table-cell office:value-type="float" office:value="34283.230000000003" table:style-name="ce17">
            <text:p>34.283<text:s/></text:p>
          </table:table-cell>
          <table:table-cell office:value-type="float" office:value="1984138.52" table:style-name="ce17">
            <text:p>1.984.139<text:s/></text:p>
          </table:table-cell>
          <table:table-cell office:value-type="float" office:value="225092.22" table:style-name="ce17">
            <text:p>225.092<text:s/></text:p>
          </table:table-cell>
          <table:table-cell office:value-type="float" office:value="18609138.77" table:style-name="ce18">
            <text:p>18.609.1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0838229.07" table:style-name="ce17">
            <text:p>10.838.229<text:s/></text:p>
          </table:table-cell>
          <table:table-cell office:value-type="float" office:value="51012596.789999999" table:style-name="ce17">
            <text:p>51.012.597<text:s/></text:p>
          </table:table-cell>
          <table:table-cell office:value-type="float" office:value="329466128.92000002" table:style-name="ce17">
            <text:p>329.466.129<text:s/></text:p>
          </table:table-cell>
          <table:table-cell office:value-type="float" office:value="12925826.51" table:style-name="ce17">
            <text:p>12.925.827<text:s/></text:p>
          </table:table-cell>
          <table:table-cell office:value-type="float" office:value="363843003.94" table:style-name="ce17">
            <text:p>363.843.004<text:s/></text:p>
          </table:table-cell>
          <table:table-cell office:value-type="float" office:value="245758011.69" table:style-name="ce17">
            <text:p>245.758.012<text:s/></text:p>
          </table:table-cell>
          <table:table-cell office:value-type="float" office:value="889656274.73000002" table:style-name="ce17">
            <text:p>889.656.275<text:s/></text:p>
          </table:table-cell>
          <table:table-cell office:value-type="float" office:value="293720565.33999997" table:style-name="ce17">
            <text:p>293.720.565<text:s/></text:p>
          </table:table-cell>
          <table:table-cell office:value-type="float" office:value="226900283.06999999" table:style-name="ce17">
            <text:p>226.900.283<text:s/></text:p>
          </table:table-cell>
          <table:table-cell office:value-type="float" office:value="175195313.78" table:style-name="ce17">
            <text:p>175.195.314<text:s/></text:p>
          </table:table-cell>
          <table:table-cell office:value-type="float" office:value="829618746.77999997" table:style-name="ce17">
            <text:p>829.618.747<text:s/></text:p>
          </table:table-cell>
          <table:table-cell office:value-type="float" office:value="71589789.799999997" table:style-name="ce17">
            <text:p>71.589.790<text:s/></text:p>
          </table:table-cell>
          <table:table-cell office:value-type="float" office:value="113363899.68000001" table:style-name="ce17">
            <text:p>113.363.900<text:s/></text:p>
          </table:table-cell>
          <table:table-cell office:value-type="float" office:value="113186021.11" table:style-name="ce17">
            <text:p>113.186.021<text:s/></text:p>
          </table:table-cell>
          <table:table-cell office:value-type="float" office:value="63155869.390000001" table:style-name="ce17">
            <text:p>63.155.869<text:s/></text:p>
          </table:table-cell>
          <table:table-cell office:value-type="float" office:value="439991698.98000002" table:style-name="ce17">
            <text:p>439.991.699<text:s/></text:p>
          </table:table-cell>
          <table:table-cell office:value-type="float" office:value="43654574.789999999" table:style-name="ce17">
            <text:p>43.654.575<text:s/></text:p>
          </table:table-cell>
          <table:table-cell office:value-type="float" office:value="960207602.71000004" table:style-name="ce17">
            <text:p>960.207.603<text:s/></text:p>
          </table:table-cell>
          <table:table-cell office:value-type="float" office:value="3085690601.4400001" table:style-name="ce17">
            <text:p>3.085.690.601<text:s/></text:p>
          </table:table-cell>
          <table:table-cell office:value-type="float" office:value="66457258.100000001" table:style-name="ce17">
            <text:p>66.457.258<text:s/></text:p>
          </table:table-cell>
          <table:table-cell office:value-type="float" office:value="30638634" table:style-name="ce17">
            <text:p>30.638.634<text:s/></text:p>
          </table:table-cell>
          <table:table-cell office:value-type="float" office:value="9534100.9499999993" table:style-name="ce17">
            <text:p>9.534.101<text:s/></text:p>
          </table:table-cell>
          <table:table-cell office:value-type="float" office:value="933774204.40999997" table:style-name="ce17">
            <text:p>933.774.204<text:s/></text:p>
          </table:table-cell>
          <table:table-cell office:value-type="float" office:value="838580800.69000006" table:style-name="ce17">
            <text:p>838.580.801<text:s/></text:p>
          </table:table-cell>
          <table:table-cell office:value-type="float" office:value="39568560.43" table:style-name="ce17">
            <text:p>39.568.560<text:s/></text:p>
          </table:table-cell>
          <table:table-cell office:value-type="float" office:value="7126665661.5699997" table:style-name="ce17">
            <text:p>7.126.665.662<text:s/></text:p>
          </table:table-cell>
          <table:table-cell office:value-type="float" office:value="26505442.940000001" table:style-name="ce17">
            <text:p>26.505.443<text:s/></text:p>
          </table:table-cell>
          <table:table-cell office:value-type="float" office:value="17391499701.610001" table:style-name="ce18">
            <text:p>17.391.499.7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5965.99" table:style-name="ce17">
            <text:p>5.966<text:s/></text:p>
          </table:table-cell>
          <table:table-cell office:value-type="float" office:value="60031.02" table:style-name="ce17">
            <text:p>60.031<text:s/></text:p>
          </table:table-cell>
          <table:table-cell office:value-type="float" office:value="138859.37" table:style-name="ce17">
            <text:p>138.859<text:s/></text:p>
          </table:table-cell>
          <table:table-cell office:value-type="float" office:value="23756.6" table:style-name="ce17">
            <text:p>23.757<text:s/></text:p>
          </table:table-cell>
          <table:table-cell office:value-type="float" office:value="1399977.68" table:style-name="ce17">
            <text:p>1.399.978<text:s/></text:p>
          </table:table-cell>
          <table:table-cell office:value-type="float" office:value="18417988.73" table:style-name="ce17">
            <text:p>18.417.989<text:s/></text:p>
          </table:table-cell>
          <table:table-cell office:value-type="float" office:value="457687431.36000001" table:style-name="ce17">
            <text:p>457.687.431<text:s/></text:p>
          </table:table-cell>
          <table:table-cell office:value-type="float" office:value="6305549.1799999997" table:style-name="ce17">
            <text:p>6.305.549<text:s/></text:p>
          </table:table-cell>
          <table:table-cell office:value-type="float" office:value="352251.04" table:style-name="ce17">
            <text:p>352.251<text:s/></text:p>
          </table:table-cell>
          <table:table-cell office:value-type="float" office:value="25374.92" table:style-name="ce17">
            <text:p>25.375<text:s/></text:p>
          </table:table-cell>
          <table:table-cell office:value-type="float" office:value="26891981.129999999" table:style-name="ce17">
            <text:p>26.891.981<text:s/></text:p>
          </table:table-cell>
          <table:table-cell office:value-type="float" office:value="13583.94" table:style-name="ce17">
            <text:p>13.584<text:s/></text:p>
          </table:table-cell>
          <table:table-cell office:value-type="float" office:value="150881.1" table:style-name="ce17">
            <text:p>150.881<text:s/></text:p>
          </table:table-cell>
          <table:table-cell office:value-type="float" office:value="11272840.01" table:style-name="ce17">
            <text:p>11.272.840<text:s/></text:p>
          </table:table-cell>
          <table:table-cell office:value-type="float" office:value="30839.77" table:style-name="ce17">
            <text:p>30.840<text:s/></text:p>
          </table:table-cell>
          <table:table-cell office:value-type="float" office:value="8381767.21" table:style-name="ce17">
            <text:p>8.381.767<text:s/></text:p>
          </table:table-cell>
          <table:table-cell office:value-type="float" office:value="32616.77" table:style-name="ce17">
            <text:p>32.617<text:s/></text:p>
          </table:table-cell>
          <table:table-cell office:value-type="float" office:value="12823399.33" table:style-name="ce17">
            <text:p>12.823.399<text:s/></text:p>
          </table:table-cell>
          <table:table-cell office:value-type="float" office:value="124034580.97" table:style-name="ce17">
            <text:p>124.034.581<text:s/></text:p>
          </table:table-cell>
          <table:table-cell office:value-type="float" office:value="123615.06" table:style-name="ce17">
            <text:p>123.615<text:s/></text:p>
          </table:table-cell>
          <table:table-cell office:value-type="float" office:value="69132.009999999995" table:style-name="ce17">
            <text:p>69.132<text:s/></text:p>
          </table:table-cell>
          <table:table-cell office:value-type="float" office:value="5205.5600000000004" table:style-name="ce17">
            <text:p>5.206<text:s/></text:p>
          </table:table-cell>
          <table:table-cell office:value-type="float" office:value="37723286.530000001" table:style-name="ce17">
            <text:p>37.723.287<text:s/></text:p>
          </table:table-cell>
          <table:table-cell office:value-type="float" office:value="1195557.33" table:style-name="ce17">
            <text:p>1.195.557<text:s/></text:p>
          </table:table-cell>
          <table:table-cell office:value-type="float" office:value="1857815.87" table:style-name="ce17">
            <text:p>1.857.816<text:s/></text:p>
          </table:table-cell>
          <table:table-cell office:value-type="float" office:value="840341090.46000004" table:style-name="ce17">
            <text:p>840.341.090<text:s/></text:p>
          </table:table-cell>
          <table:table-cell office:value-type="float" office:value="13351.72" table:style-name="ce17">
            <text:p>13.352<text:s/></text:p>
          </table:table-cell>
          <table:table-cell office:value-type="float" office:value="1549378730.6600001" table:style-name="ce18">
            <text:p>1.549.378.73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0832263.08" table:style-name="ce17">
            <text:p>10.832.263<text:s/></text:p>
          </table:table-cell>
          <table:table-cell office:value-type="float" office:value="50952565.770000003" table:style-name="ce17">
            <text:p>50.952.566<text:s/></text:p>
          </table:table-cell>
          <table:table-cell office:value-type="float" office:value="329327269.55000001" table:style-name="ce17">
            <text:p>329.327.270<text:s/></text:p>
          </table:table-cell>
          <table:table-cell office:value-type="float" office:value="12902069.91" table:style-name="ce17">
            <text:p>12.902.070<text:s/></text:p>
          </table:table-cell>
          <table:table-cell office:value-type="float" office:value="362443026.25999999" table:style-name="ce17">
            <text:p>362.443.026<text:s/></text:p>
          </table:table-cell>
          <table:table-cell office:value-type="float" office:value="227340022.96000001" table:style-name="ce17">
            <text:p>227.340.023<text:s/></text:p>
          </table:table-cell>
          <table:table-cell office:value-type="float" office:value="431968843.37" table:style-name="ce17">
            <text:p>431.968.843<text:s/></text:p>
          </table:table-cell>
          <table:table-cell office:value-type="float" office:value="287415016.16000003" table:style-name="ce17">
            <text:p>287.415.016<text:s/></text:p>
          </table:table-cell>
          <table:table-cell office:value-type="float" office:value="226548032.03" table:style-name="ce17">
            <text:p>226.548.032<text:s/></text:p>
          </table:table-cell>
          <table:table-cell office:value-type="float" office:value="175169938.86000001" table:style-name="ce17">
            <text:p>175.169.939<text:s/></text:p>
          </table:table-cell>
          <table:table-cell office:value-type="float" office:value="802726765.64999998" table:style-name="ce17">
            <text:p>802.726.766<text:s/></text:p>
          </table:table-cell>
          <table:table-cell office:value-type="float" office:value="71576205.859999999" table:style-name="ce17">
            <text:p>71.576.206<text:s/></text:p>
          </table:table-cell>
          <table:table-cell office:value-type="float" office:value="113213018.58" table:style-name="ce17">
            <text:p>113.213.019<text:s/></text:p>
          </table:table-cell>
          <table:table-cell office:value-type="float" office:value="101913181.09999999" table:style-name="ce17">
            <text:p>101.913.181<text:s/></text:p>
          </table:table-cell>
          <table:table-cell office:value-type="float" office:value="63125029.619999997" table:style-name="ce17">
            <text:p>63.125.030<text:s/></text:p>
          </table:table-cell>
          <table:table-cell office:value-type="float" office:value="431609931.76999998" table:style-name="ce17">
            <text:p>431.609.932<text:s/></text:p>
          </table:table-cell>
          <table:table-cell office:value-type="float" office:value="43621958.020000003" table:style-name="ce17">
            <text:p>43.621.958<text:s/></text:p>
          </table:table-cell>
          <table:table-cell office:value-type="float" office:value="947384203.38" table:style-name="ce17">
            <text:p>947.384.203<text:s/></text:p>
          </table:table-cell>
          <table:table-cell office:value-type="float" office:value="2961656020.4699998" table:style-name="ce17">
            <text:p>2.961.656.020<text:s/></text:p>
          </table:table-cell>
          <table:table-cell office:value-type="float" office:value="66333643.039999999" table:style-name="ce17">
            <text:p>66.333.643<text:s/></text:p>
          </table:table-cell>
          <table:table-cell office:value-type="float" office:value="30569501.989999998" table:style-name="ce17">
            <text:p>30.569.502<text:s/></text:p>
          </table:table-cell>
          <table:table-cell office:value-type="float" office:value="9528895.3900000006" table:style-name="ce17">
            <text:p>9.528.895<text:s/></text:p>
          </table:table-cell>
          <table:table-cell office:value-type="float" office:value="896050917.88" table:style-name="ce17">
            <text:p>896.050.918<text:s/></text:p>
          </table:table-cell>
          <table:table-cell office:value-type="float" office:value="837385243.36000001" table:style-name="ce17">
            <text:p>837.385.243<text:s/></text:p>
          </table:table-cell>
          <table:table-cell office:value-type="float" office:value="37710744.560000002" table:style-name="ce17">
            <text:p>37.710.745<text:s/></text:p>
          </table:table-cell>
          <table:table-cell office:value-type="float" office:value="6286324571.1099997" table:style-name="ce17">
            <text:p>6.286.324.571<text:s/></text:p>
          </table:table-cell>
          <table:table-cell office:value-type="float" office:value="26492091.219999999" table:style-name="ce17">
            <text:p>26.492.091<text:s/></text:p>
          </table:table-cell>
          <table:table-cell office:value-type="float" office:value="15842120970.950001" table:style-name="ce18">
            <text:p>15.842.120.97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611069.1" table:style-name="ce17">
            <text:p>3.611.069<text:s/></text:p>
          </table:table-cell>
          <table:table-cell office:value-type="float" office:value="16783982.719999999" table:style-name="ce17">
            <text:p>16.783.983<text:s/></text:p>
          </table:table-cell>
          <table:table-cell office:value-type="float" office:value="84518089.209999993" table:style-name="ce17">
            <text:p>84.518.089<text:s/></text:p>
          </table:table-cell>
          <table:table-cell office:value-type="float" office:value="4995175.57" table:style-name="ce17">
            <text:p>4.995.176<text:s/></text:p>
          </table:table-cell>
          <table:table-cell office:value-type="float" office:value="109066035.73999999" table:style-name="ce17">
            <text:p>109.066.036<text:s/></text:p>
          </table:table-cell>
          <table:table-cell office:value-type="float" office:value="72342394.340000004" table:style-name="ce17">
            <text:p>72.342.394<text:s/></text:p>
          </table:table-cell>
          <table:table-cell office:value-type="float" office:value="394354096.26999998" table:style-name="ce17">
            <text:p>394.354.096<text:s/></text:p>
          </table:table-cell>
          <table:table-cell office:value-type="float" office:value="84593400.579999998" table:style-name="ce17">
            <text:p>84.593.401<text:s/></text:p>
          </table:table-cell>
          <table:table-cell office:value-type="float" office:value="75696827.219999999" table:style-name="ce17">
            <text:p>75.696.827<text:s/></text:p>
          </table:table-cell>
          <table:table-cell office:value-type="float" office:value="50099826.789999999" table:style-name="ce17">
            <text:p>50.099.827<text:s/></text:p>
          </table:table-cell>
          <table:table-cell office:value-type="float" office:value="223906331.81999999" table:style-name="ce17">
            <text:p>223.906.332<text:s/></text:p>
          </table:table-cell>
          <table:table-cell office:value-type="float" office:value="27930734.059999999" table:style-name="ce17">
            <text:p>27.930.734<text:s/></text:p>
          </table:table-cell>
          <table:table-cell office:value-type="float" office:value="44115180.530000001" table:style-name="ce17">
            <text:p>44.115.181<text:s/></text:p>
          </table:table-cell>
          <table:table-cell office:value-type="float" office:value="43465344.450000003" table:style-name="ce17">
            <text:p>43.465.344<text:s/></text:p>
          </table:table-cell>
          <table:table-cell office:value-type="float" office:value="21403951.41" table:style-name="ce17">
            <text:p>21.403.951<text:s/></text:p>
          </table:table-cell>
          <table:table-cell office:value-type="float" office:value="118917881.14" table:style-name="ce17">
            <text:p>118.917.881<text:s/></text:p>
          </table:table-cell>
          <table:table-cell office:value-type="float" office:value="18688921.030000001" table:style-name="ce17">
            <text:p>18.688.921<text:s/></text:p>
          </table:table-cell>
          <table:table-cell office:value-type="float" office:value="253411376.02000001" table:style-name="ce17">
            <text:p>253.411.376<text:s/></text:p>
          </table:table-cell>
          <table:table-cell office:value-type="float" office:value="700909761.75999999" table:style-name="ce17">
            <text:p>700.909.762<text:s/></text:p>
          </table:table-cell>
          <table:table-cell office:value-type="float" office:value="23636146.899999999" table:style-name="ce17">
            <text:p>23.636.147<text:s/></text:p>
          </table:table-cell>
          <table:table-cell office:value-type="float" office:value="13700270.039999999" table:style-name="ce17">
            <text:p>13.700.270<text:s/></text:p>
          </table:table-cell>
          <table:table-cell office:value-type="float" office:value="3712709.86" table:style-name="ce17">
            <text:p>3.712.710<text:s/></text:p>
          </table:table-cell>
          <table:table-cell office:value-type="float" office:value="259172599.09" table:style-name="ce17">
            <text:p>259.172.599<text:s/></text:p>
          </table:table-cell>
          <table:table-cell office:value-type="float" office:value="205988732.28" table:style-name="ce17">
            <text:p>205.988.732<text:s/></text:p>
          </table:table-cell>
          <table:table-cell office:value-type="float" office:value="14277325.539999999" table:style-name="ce17">
            <text:p>14.277.326<text:s/></text:p>
          </table:table-cell>
          <table:table-cell office:value-type="float" office:value="1724903922.9100001" table:style-name="ce17">
            <text:p>1.724.903.923<text:s/></text:p>
          </table:table-cell>
          <table:table-cell office:value-type="float" office:value="11911408.189999999" table:style-name="ce17">
            <text:p>11.911.408<text:s/></text:p>
          </table:table-cell>
          <table:table-cell office:value-type="float" office:value="4606113494.5699997" table:style-name="ce18">
            <text:p>4.606.113.49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969.47" table:style-name="ce17">
            <text:p>969<text:s/></text:p>
          </table:table-cell>
          <table:table-cell office:value-type="float" office:value="10512.54" table:style-name="ce17">
            <text:p>10.513<text:s/></text:p>
          </table:table-cell>
          <table:table-cell office:value-type="float" office:value="22819.200000000001" table:style-name="ce17">
            <text:p>22.819<text:s/></text:p>
          </table:table-cell>
          <table:table-cell office:value-type="float" office:value="3859.87" table:style-name="ce17">
            <text:p>3.860<text:s/></text:p>
          </table:table-cell>
          <table:table-cell office:value-type="float" office:value="228012.81" table:style-name="ce17">
            <text:p>228.013<text:s/></text:p>
          </table:table-cell>
          <table:table-cell office:value-type="float" office:value="3001244.47" table:style-name="ce17">
            <text:p>3.001.244<text:s/></text:p>
          </table:table-cell>
          <table:table-cell office:value-type="float" office:value="75690956.930000007" table:style-name="ce17">
            <text:p>75.690.957<text:s/></text:p>
          </table:table-cell>
          <table:table-cell office:value-type="float" office:value="1052433.77" table:style-name="ce17">
            <text:p>1.052.434<text:s/></text:p>
          </table:table-cell>
          <table:table-cell office:value-type="float" office:value="56900.76" table:style-name="ce17">
            <text:p>56.901<text:s/></text:p>
          </table:table-cell>
          <table:table-cell office:value-type="float" office:value="4037.94" table:style-name="ce17">
            <text:p>4.038<text:s/></text:p>
          </table:table-cell>
          <table:table-cell office:value-type="float" office:value="4260964.2" table:style-name="ce17">
            <text:p>4.260.964<text:s/></text:p>
          </table:table-cell>
          <table:table-cell office:value-type="float" office:value="2654.36" table:style-name="ce17">
            <text:p>2.654<text:s/></text:p>
          </table:table-cell>
          <table:table-cell office:value-type="float" office:value="26075.61" table:style-name="ce17">
            <text:p>26.076<text:s/></text:p>
          </table:table-cell>
          <table:table-cell office:value-type="float" office:value="1838788.6" table:style-name="ce17">
            <text:p>1.838.789<text:s/></text:p>
          </table:table-cell>
          <table:table-cell office:value-type="float" office:value="5314.01" table:style-name="ce17">
            <text:p>5.314<text:s/></text:p>
          </table:table-cell>
          <table:table-cell office:value-type="float" office:value="1365937.03" table:style-name="ce17">
            <text:p>1.365.937<text:s/></text:p>
          </table:table-cell>
          <table:table-cell office:value-type="float" office:value="6428.09" table:style-name="ce17">
            <text:p>6.428<text:s/></text:p>
          </table:table-cell>
          <table:table-cell office:value-type="float" office:value="2116591.37" table:style-name="ce17">
            <text:p>2.116.591<text:s/></text:p>
          </table:table-cell>
          <table:table-cell office:value-type="float" office:value="19131988.550000001" table:style-name="ce17">
            <text:p>19.131.989<text:s/></text:p>
          </table:table-cell>
          <table:table-cell office:value-type="float" office:value="10854.96" table:style-name="ce17">
            <text:p>10.855<text:s/></text:p>
          </table:table-cell>
          <table:table-cell office:value-type="float" office:value="11086.48" table:style-name="ce17">
            <text:p>11.086<text:s/></text:p>
          </table:table-cell>
          <table:table-cell office:value-type="float" office:value="845.91" table:style-name="ce17">
            <text:p>846<text:s/></text:p>
          </table:table-cell>
          <table:table-cell office:value-type="float" office:value="6344131.1200000001" table:style-name="ce17">
            <text:p>6.344.131<text:s/></text:p>
          </table:table-cell>
          <table:table-cell office:value-type="float" office:value="218687.12" table:style-name="ce17">
            <text:p>218.687<text:s/></text:p>
          </table:table-cell>
          <table:table-cell office:value-type="float" office:value="318955.21999999997" table:style-name="ce17">
            <text:p>318.955<text:s/></text:p>
          </table:table-cell>
          <table:table-cell office:value-type="float" office:value="137060064.02000001" table:style-name="ce17">
            <text:p>137.060.064<text:s/></text:p>
          </table:table-cell>
          <table:table-cell office:value-type="float" office:value="2226.6799999999998" table:style-name="ce17">
            <text:p>2.227<text:s/></text:p>
          </table:table-cell>
          <table:table-cell office:value-type="float" office:value="252793341.09" table:style-name="ce18">
            <text:p>252.793.34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610099.63" table:style-name="ce17">
            <text:p>3.610.100<text:s/></text:p>
          </table:table-cell>
          <table:table-cell office:value-type="float" office:value="16773470.18" table:style-name="ce17">
            <text:p>16.773.470<text:s/></text:p>
          </table:table-cell>
          <table:table-cell office:value-type="float" office:value="84495270.010000005" table:style-name="ce17">
            <text:p>84.495.270<text:s/></text:p>
          </table:table-cell>
          <table:table-cell office:value-type="float" office:value="4991315.7" table:style-name="ce17">
            <text:p>4.991.316<text:s/></text:p>
          </table:table-cell>
          <table:table-cell office:value-type="float" office:value="108838022.93000001" table:style-name="ce17">
            <text:p>108.838.023<text:s/></text:p>
          </table:table-cell>
          <table:table-cell office:value-type="float" office:value="69341149.870000005" table:style-name="ce17">
            <text:p>69.341.150<text:s/></text:p>
          </table:table-cell>
          <table:table-cell office:value-type="float" office:value="318663139.33999997" table:style-name="ce17">
            <text:p>318.663.139<text:s/></text:p>
          </table:table-cell>
          <table:table-cell office:value-type="float" office:value="83540966.810000002" table:style-name="ce17">
            <text:p>83.540.967<text:s/></text:p>
          </table:table-cell>
          <table:table-cell office:value-type="float" office:value="75639926.459999993" table:style-name="ce17">
            <text:p>75.639.926<text:s/></text:p>
          </table:table-cell>
          <table:table-cell office:value-type="float" office:value="50095788.850000001" table:style-name="ce17">
            <text:p>50.095.789<text:s/></text:p>
          </table:table-cell>
          <table:table-cell office:value-type="float" office:value="219645367.62" table:style-name="ce17">
            <text:p>219.645.368<text:s/></text:p>
          </table:table-cell>
          <table:table-cell office:value-type="float" office:value="27928079.699999999" table:style-name="ce17">
            <text:p>27.928.080<text:s/></text:p>
          </table:table-cell>
          <table:table-cell office:value-type="float" office:value="44089104.920000002" table:style-name="ce17">
            <text:p>44.089.105<text:s/></text:p>
          </table:table-cell>
          <table:table-cell office:value-type="float" office:value="41626555.850000001" table:style-name="ce17">
            <text:p>41.626.556<text:s/></text:p>
          </table:table-cell>
          <table:table-cell office:value-type="float" office:value="21398637.399999999" table:style-name="ce17">
            <text:p>21.398.637<text:s/></text:p>
          </table:table-cell>
          <table:table-cell office:value-type="float" office:value="117551944.11" table:style-name="ce17">
            <text:p>117.551.944<text:s/></text:p>
          </table:table-cell>
          <table:table-cell office:value-type="float" office:value="18682492.940000001" table:style-name="ce17">
            <text:p>18.682.493<text:s/></text:p>
          </table:table-cell>
          <table:table-cell office:value-type="float" office:value="251294784.65000001" table:style-name="ce17">
            <text:p>251.294.785<text:s/></text:p>
          </table:table-cell>
          <table:table-cell office:value-type="float" office:value="681777773.21000004" table:style-name="ce17">
            <text:p>681.777.773<text:s/></text:p>
          </table:table-cell>
          <table:table-cell office:value-type="float" office:value="23625291.940000001" table:style-name="ce17">
            <text:p>23.625.292<text:s/></text:p>
          </table:table-cell>
          <table:table-cell office:value-type="float" office:value="13689183.560000001" table:style-name="ce17">
            <text:p>13.689.184<text:s/></text:p>
          </table:table-cell>
          <table:table-cell office:value-type="float" office:value="3711863.95" table:style-name="ce17">
            <text:p>3.711.864<text:s/></text:p>
          </table:table-cell>
          <table:table-cell office:value-type="float" office:value="252828467.97" table:style-name="ce17">
            <text:p>252.828.468<text:s/></text:p>
          </table:table-cell>
          <table:table-cell office:value-type="float" office:value="205770045.16" table:style-name="ce17">
            <text:p>205.770.045<text:s/></text:p>
          </table:table-cell>
          <table:table-cell office:value-type="float" office:value="13958370.32" table:style-name="ce17">
            <text:p>13.958.370<text:s/></text:p>
          </table:table-cell>
          <table:table-cell office:value-type="float" office:value="1587843858.8900001" table:style-name="ce17">
            <text:p>1.587.843.859<text:s/></text:p>
          </table:table-cell>
          <table:table-cell office:value-type="float" office:value="11909181.51" table:style-name="ce17">
            <text:p>11.909.182<text:s/></text:p>
          </table:table-cell>
          <table:table-cell office:value-type="float" office:value="4353320153.4799995" table:style-name="ce18">
            <text:p>4.353.320.15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280048.96" table:style-name="ce17">
            <text:p>3.280.049<text:s/></text:p>
          </table:table-cell>
          <table:table-cell office:value-type="float" office:value="9661155.4000000004" table:style-name="ce17">
            <text:p>9.661.155<text:s/></text:p>
          </table:table-cell>
          <table:table-cell office:value-type="float" office:value="102000210.22" table:style-name="ce17">
            <text:p>102.000.210<text:s/></text:p>
          </table:table-cell>
          <table:table-cell office:value-type="float" office:value="2216495" table:style-name="ce17">
            <text:p>2.216.495<text:s/></text:p>
          </table:table-cell>
          <table:table-cell office:value-type="float" office:value="95590526.430000007" table:style-name="ce17">
            <text:p>95.590.526<text:s/></text:p>
          </table:table-cell>
          <table:table-cell office:value-type="float" office:value="51115574.270000003" table:style-name="ce17">
            <text:p>51.115.574<text:s/></text:p>
          </table:table-cell>
          <table:table-cell office:value-type="float" office:value="153524014.06999999" table:style-name="ce17">
            <text:p>153.524.014<text:s/></text:p>
          </table:table-cell>
          <table:table-cell office:value-type="float" office:value="75280484.920000002" table:style-name="ce17">
            <text:p>75.280.485<text:s/></text:p>
          </table:table-cell>
          <table:table-cell office:value-type="float" office:value="45901699.009999998" table:style-name="ce17">
            <text:p>45.901.699<text:s/></text:p>
          </table:table-cell>
          <table:table-cell office:value-type="float" office:value="21836849.210000001" table:style-name="ce17">
            <text:p>21.836.849<text:s/></text:p>
          </table:table-cell>
          <table:table-cell office:value-type="float" office:value="198012357.19999999" table:style-name="ce17">
            <text:p>198.012.357<text:s/></text:p>
          </table:table-cell>
          <table:table-cell office:value-type="float" office:value="21638136" table:style-name="ce17">
            <text:p>21.638.136<text:s/></text:p>
          </table:table-cell>
          <table:table-cell office:value-type="float" office:value="28177116.010000002" table:style-name="ce17">
            <text:p>28.177.116<text:s/></text:p>
          </table:table-cell>
          <table:table-cell office:value-type="float" office:value="38803465.770000003" table:style-name="ce17">
            <text:p>38.803.466<text:s/></text:p>
          </table:table-cell>
          <table:table-cell office:value-type="float" office:value="15277674.09" table:style-name="ce17">
            <text:p>15.277.674<text:s/></text:p>
          </table:table-cell>
          <table:table-cell office:value-type="float" office:value="56967645.32" table:style-name="ce17">
            <text:p>56.967.645<text:s/></text:p>
          </table:table-cell>
          <table:table-cell office:value-type="float" office:value="13142724.27" table:style-name="ce17">
            <text:p>13.142.724<text:s/></text:p>
          </table:table-cell>
          <table:table-cell office:value-type="float" office:value="187593537.36000001" table:style-name="ce17">
            <text:p>187.593.537<text:s/></text:p>
          </table:table-cell>
          <table:table-cell office:value-type="float" office:value="498669162.61000001" table:style-name="ce17">
            <text:p>498.669.163<text:s/></text:p>
          </table:table-cell>
          <table:table-cell office:value-type="float" office:value="14869774.4" table:style-name="ce17">
            <text:p>14.869.774<text:s/></text:p>
          </table:table-cell>
          <table:table-cell office:value-type="float" office:value="8973150.7799999993" table:style-name="ce17">
            <text:p>8.973.151<text:s/></text:p>
          </table:table-cell>
          <table:table-cell office:value-type="float" office:value="3048666.11" table:style-name="ce17">
            <text:p>3.048.666<text:s/></text:p>
          </table:table-cell>
          <table:table-cell office:value-type="float" office:value="187734776.49000001" table:style-name="ce17">
            <text:p>187.734.776<text:s/></text:p>
          </table:table-cell>
          <table:table-cell office:value-type="float" office:value="119147046.59999999" table:style-name="ce17">
            <text:p>119.147.047<text:s/></text:p>
          </table:table-cell>
          <table:table-cell office:value-type="float" office:value="14057761.33" table:style-name="ce17">
            <text:p>14.057.761<text:s/></text:p>
          </table:table-cell>
          <table:table-cell office:value-type="float" office:value="1636282205.1400001" table:style-name="ce17">
            <text:p>1.636.282.205<text:s/></text:p>
          </table:table-cell>
          <table:table-cell office:value-type="float" office:value="6834382.9800000004" table:style-name="ce17">
            <text:p>6.834.383<text:s/></text:p>
          </table:table-cell>
          <table:table-cell office:value-type="float" office:value="3609636639.9499998" table:style-name="ce18">
            <text:p>3.609.636.6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1605.03" table:style-name="ce17">
            <text:p>1.605<text:s/></text:p>
          </table:table-cell>
          <table:table-cell office:value-type="float" office:value="19421.79" table:style-name="ce17">
            <text:p>19.422<text:s/></text:p>
          </table:table-cell>
          <table:table-cell office:value-type="float" office:value="140747.19" table:style-name="ce17">
            <text:p>140.747<text:s/></text:p>
          </table:table-cell>
          <table:table-cell office:value-type="float" office:value="2962.96" table:style-name="ce17">
            <text:p>2.963<text:s/></text:p>
          </table:table-cell>
          <table:table-cell office:value-type="float" office:value="477828.28" table:style-name="ce17">
            <text:p>477.828<text:s/></text:p>
          </table:table-cell>
          <table:table-cell office:value-type="float" office:value="4793600.9000000004" table:style-name="ce17">
            <text:p>4.793.601<text:s/></text:p>
          </table:table-cell>
          <table:table-cell office:value-type="float" office:value="19974890.010000002" table:style-name="ce17">
            <text:p>19.974.890<text:s/></text:p>
          </table:table-cell>
          <table:table-cell office:value-type="float" office:value="1966520.73" table:style-name="ce17">
            <text:p>1.966.521<text:s/></text:p>
          </table:table-cell>
          <table:table-cell office:value-type="float" office:value="117132.78" table:style-name="ce17">
            <text:p>117.133<text:s/></text:p>
          </table:table-cell>
          <table:table-cell office:value-type="float" office:value="89.19" table:style-name="ce17">
            <text:p>89<text:s/></text:p>
          </table:table-cell>
          <table:table-cell office:value-type="float" office:value="8870186.8599999994" table:style-name="ce17">
            <text:p>8.870.187<text:s/></text:p>
          </table:table-cell>
          <table:table-cell office:value-type="float" office:value="74551.69" table:style-name="ce17">
            <text:p>74.552<text:s/></text:p>
          </table:table-cell>
          <table:table-cell office:value-type="float" office:value="401755.51" table:style-name="ce17">
            <text:p>401.756<text:s/></text:p>
          </table:table-cell>
          <table:table-cell office:value-type="float" office:value="12778097.279999999" table:style-name="ce17">
            <text:p>12.778.097<text:s/></text:p>
          </table:table-cell>
          <table:table-cell office:value-type="float" office:value="3644.23" table:style-name="ce17">
            <text:p>3.644<text:s/></text:p>
          </table:table-cell>
          <table:table-cell office:value-type="float" office:value="4701100.32" table:style-name="ce17">
            <text:p>4.701.100<text:s/></text:p>
          </table:table-cell>
          <table:table-cell office:value-type="float" office:value="5579.44" table:style-name="ce17">
            <text:p>5.579<text:s/></text:p>
          </table:table-cell>
          <table:table-cell office:value-type="float" office:value="16798226.93" table:style-name="ce17">
            <text:p>16.798.227<text:s/></text:p>
          </table:table-cell>
          <table:table-cell office:value-type="float" office:value="89310636.870000005" table:style-name="ce17">
            <text:p>89.310.637<text:s/></text:p>
          </table:table-cell>
          <table:table-cell office:value-type="float" office:value="134110.5" table:style-name="ce17">
            <text:p>134.111<text:s/></text:p>
          </table:table-cell>
          <table:table-cell office:value-type="float" office:value="18379.93" table:style-name="ce17">
            <text:p>18.38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1596847.550000001" table:style-name="ce17">
            <text:p>31.596.848<text:s/></text:p>
          </table:table-cell>
          <table:table-cell office:value-type="float" office:value="790043.66" table:style-name="ce17">
            <text:p>790.044<text:s/></text:p>
          </table:table-cell>
          <table:table-cell office:value-type="float" office:value="1969948.74" table:style-name="ce17">
            <text:p>1.969.949<text:s/></text:p>
          </table:table-cell>
          <table:table-cell office:value-type="float" office:value="386166948.94" table:style-name="ce17">
            <text:p>386.166.949<text:s/></text:p>
          </table:table-cell>
          <table:table-cell office:value-type="float" office:value="5770.56" table:style-name="ce17">
            <text:p>5.771<text:s/></text:p>
          </table:table-cell>
          <table:table-cell office:value-type="float" office:value="581120627.87" table:style-name="ce18">
            <text:p>581.120.62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278443.93" table:style-name="ce17">
            <text:p>3.278.444<text:s/></text:p>
          </table:table-cell>
          <table:table-cell office:value-type="float" office:value="9641733.6099999994" table:style-name="ce17">
            <text:p>9.641.734<text:s/></text:p>
          </table:table-cell>
          <table:table-cell office:value-type="float" office:value="101859463.03" table:style-name="ce17">
            <text:p>101.859.463<text:s/></text:p>
          </table:table-cell>
          <table:table-cell office:value-type="float" office:value="2213532.04" table:style-name="ce17">
            <text:p>2.213.532<text:s/></text:p>
          </table:table-cell>
          <table:table-cell office:value-type="float" office:value="95112698.150000006" table:style-name="ce17">
            <text:p>95.112.698<text:s/></text:p>
          </table:table-cell>
          <table:table-cell office:value-type="float" office:value="46321973.369999997" table:style-name="ce17">
            <text:p>46.321.973<text:s/></text:p>
          </table:table-cell>
          <table:table-cell office:value-type="float" office:value="133549124.06" table:style-name="ce17">
            <text:p>133.549.124<text:s/></text:p>
          </table:table-cell>
          <table:table-cell office:value-type="float" office:value="73313964.189999998" table:style-name="ce17">
            <text:p>73.313.964<text:s/></text:p>
          </table:table-cell>
          <table:table-cell office:value-type="float" office:value="45784566.229999997" table:style-name="ce17">
            <text:p>45.784.566<text:s/></text:p>
          </table:table-cell>
          <table:table-cell office:value-type="float" office:value="21836760.02" table:style-name="ce17">
            <text:p>21.836.760<text:s/></text:p>
          </table:table-cell>
          <table:table-cell office:value-type="float" office:value="189142170.34" table:style-name="ce17">
            <text:p>189.142.170<text:s/></text:p>
          </table:table-cell>
          <table:table-cell office:value-type="float" office:value="21563584.309999999" table:style-name="ce17">
            <text:p>21.563.584<text:s/></text:p>
          </table:table-cell>
          <table:table-cell office:value-type="float" office:value="27775360.5" table:style-name="ce17">
            <text:p>27.775.361<text:s/></text:p>
          </table:table-cell>
          <table:table-cell office:value-type="float" office:value="26025368.489999998" table:style-name="ce17">
            <text:p>26.025.368<text:s/></text:p>
          </table:table-cell>
          <table:table-cell office:value-type="float" office:value="15274029.859999999" table:style-name="ce17">
            <text:p>15.274.030<text:s/></text:p>
          </table:table-cell>
          <table:table-cell office:value-type="float" office:value="52266545" table:style-name="ce17">
            <text:p>52.266.545<text:s/></text:p>
          </table:table-cell>
          <table:table-cell office:value-type="float" office:value="13137144.83" table:style-name="ce17">
            <text:p>13.137.145<text:s/></text:p>
          </table:table-cell>
          <table:table-cell office:value-type="float" office:value="170795310.43000001" table:style-name="ce17">
            <text:p>170.795.310<text:s/></text:p>
          </table:table-cell>
          <table:table-cell office:value-type="float" office:value="409358525.74000001" table:style-name="ce17">
            <text:p>409.358.526<text:s/></text:p>
          </table:table-cell>
          <table:table-cell office:value-type="float" office:value="14735663.9" table:style-name="ce17">
            <text:p>14.735.664<text:s/></text:p>
          </table:table-cell>
          <table:table-cell office:value-type="float" office:value="8954770.8499999996" table:style-name="ce17">
            <text:p>8.954.771<text:s/></text:p>
          </table:table-cell>
          <table:table-cell office:value-type="float" office:value="3048666.11" table:style-name="ce17">
            <text:p>3.048.666<text:s/></text:p>
          </table:table-cell>
          <table:table-cell office:value-type="float" office:value="156137928.94" table:style-name="ce17">
            <text:p>156.137.929<text:s/></text:p>
          </table:table-cell>
          <table:table-cell office:value-type="float" office:value="118357002.94" table:style-name="ce17">
            <text:p>118.357.003<text:s/></text:p>
          </table:table-cell>
          <table:table-cell office:value-type="float" office:value="12087812.59" table:style-name="ce17">
            <text:p>12.087.813<text:s/></text:p>
          </table:table-cell>
          <table:table-cell office:value-type="float" office:value="1250115256.2" table:style-name="ce17">
            <text:p>1.250.115.256<text:s/></text:p>
          </table:table-cell>
          <table:table-cell office:value-type="float" office:value="6828612.4199999999" table:style-name="ce17">
            <text:p>6.828.612<text:s/></text:p>
          </table:table-cell>
          <table:table-cell office:value-type="float" office:value="3028516012.0799999" table:style-name="ce18">
            <text:p>3.028.516.01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2763566.01" table:style-name="ce17">
            <text:p>2.763.566<text:s/></text:p>
          </table:table-cell>
          <table:table-cell office:value-type="float" office:value="5738922.5" table:style-name="ce17">
            <text:p>5.738.923<text:s/></text:p>
          </table:table-cell>
          <table:table-cell office:value-type="float" office:value="2012200" table:style-name="ce17">
            <text:p>2.012.200<text:s/></text:p>
          </table:table-cell>
          <table:table-cell office:value-type="float" office:value="16365836.24" table:style-name="ce17">
            <text:p>16.365.83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8713.39" table:style-name="ce17">
            <text:p>28.71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9949728.829999998" table:style-name="ce17">
            <text:p>19.949.729<text:s/></text:p>
          </table:table-cell>
          <table:table-cell office:value-type="float" office:value="167.83" table:style-name="ce17">
            <text:p>168<text:s/></text:p>
          </table:table-cell>
          <table:table-cell office:value-type="float" office:value="399634.72" table:style-name="ce17">
            <text:p>399.635<text:s/></text:p>
          </table:table-cell>
          <table:table-cell office:value-type="float" office:value="229020.49" table:style-name="ce17">
            <text:p>229.020<text:s/></text:p>
          </table:table-cell>
          <table:table-cell office:value-type="float" office:value="275000" table:style-name="ce17">
            <text:p>275.000<text:s/></text:p>
          </table:table-cell>
          <table:table-cell office:value-type="float" office:value="400000" table:style-name="ce17">
            <text:p>400.000<text:s/></text:p>
          </table:table-cell>
          <table:table-cell office:value-type="float" office:value="14465284.890000001" table:style-name="ce17">
            <text:p>14.465.28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2046027.949999999" table:style-name="ce17">
            <text:p>22.046.028<text:s/></text:p>
          </table:table-cell>
          <table:table-cell office:value-type="float" office:value="347464616.45999998" table:style-name="ce17">
            <text:p>347.464.61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528553.6699999999" table:style-name="ce17">
            <text:p>8.528.554<text:s/></text:p>
          </table:table-cell>
          <table:table-cell office:value-type="float" office:value="17.52" table:style-name="ce17">
            <text:p>18<text:s/></text:p>
          </table:table-cell>
          <table:table-cell office:value-type="float" office:value="5467.63" table:style-name="ce17">
            <text:p>5.468<text:s/></text:p>
          </table:table-cell>
          <table:table-cell office:value-type="float" office:value="17020594.789999999" table:style-name="ce17">
            <text:p>17.020.59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57693352.92000002" table:style-name="ce18">
            <text:p>457.693.35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377584.04" table:style-name="ce17">
            <text:p>6.377.584<text:s/></text:p>
          </table:table-cell>
          <table:table-cell office:value-type="float" office:value="16205499.58" table:style-name="ce17">
            <text:p>16.205.500<text:s/></text:p>
          </table:table-cell>
          <table:table-cell office:value-type="float" office:value="20994054.989999998" table:style-name="ce17">
            <text:p>20.994.055<text:s/></text:p>
          </table:table-cell>
          <table:table-cell office:value-type="float" office:value="18606864.809999999" table:style-name="ce17">
            <text:p>18.606.865<text:s/></text:p>
          </table:table-cell>
          <table:table-cell office:value-type="float" office:value="53550633.43" table:style-name="ce17">
            <text:p>53.550.633<text:s/></text:p>
          </table:table-cell>
          <table:table-cell office:value-type="float" office:value="40783576.740000002" table:style-name="ce17">
            <text:p>40.783.577<text:s/></text:p>
          </table:table-cell>
          <table:table-cell office:value-type="float" office:value="1456607021.1300001" table:style-name="ce17">
            <text:p>1.456.607.021<text:s/></text:p>
          </table:table-cell>
          <table:table-cell office:value-type="float" office:value="27203174.699999999" table:style-name="ce17">
            <text:p>27.203.175<text:s/></text:p>
          </table:table-cell>
          <table:table-cell office:value-type="float" office:value="35735618.140000001" table:style-name="ce17">
            <text:p>35.735.618<text:s/></text:p>
          </table:table-cell>
          <table:table-cell office:value-type="float" office:value="22700169.539999999" table:style-name="ce17">
            <text:p>22.700.170<text:s/></text:p>
          </table:table-cell>
          <table:table-cell office:value-type="float" office:value="142699007.69" table:style-name="ce17">
            <text:p>142.699.008<text:s/></text:p>
          </table:table-cell>
          <table:table-cell office:value-type="float" office:value="20509195.079999998" table:style-name="ce17">
            <text:p>20.509.195<text:s/></text:p>
          </table:table-cell>
          <table:table-cell office:value-type="float" office:value="23288903.059999999" table:style-name="ce17">
            <text:p>23.288.903<text:s/></text:p>
          </table:table-cell>
          <table:table-cell office:value-type="float" office:value="37520941.920000002" table:style-name="ce17">
            <text:p>37.520.942<text:s/></text:p>
          </table:table-cell>
          <table:table-cell office:value-type="float" office:value="43270481.380000003" table:style-name="ce17">
            <text:p>43.270.481<text:s/></text:p>
          </table:table-cell>
          <table:table-cell office:value-type="float" office:value="65495794.859999999" table:style-name="ce17">
            <text:p>65.495.795<text:s/></text:p>
          </table:table-cell>
          <table:table-cell office:value-type="float" office:value="18095815.440000001" table:style-name="ce17">
            <text:p>18.095.815<text:s/></text:p>
          </table:table-cell>
          <table:table-cell office:value-type="float" office:value="62767412.469999999" table:style-name="ce17">
            <text:p>62.767.412<text:s/></text:p>
          </table:table-cell>
          <table:table-cell office:value-type="float" office:value="247857690.09999999" table:style-name="ce17">
            <text:p>247.857.690<text:s/></text:p>
          </table:table-cell>
          <table:table-cell office:value-type="float" office:value="34031190.409999996" table:style-name="ce17">
            <text:p>34.031.190<text:s/></text:p>
          </table:table-cell>
          <table:table-cell office:value-type="float" office:value="19115169.48" table:style-name="ce17">
            <text:p>19.115.169<text:s/></text:p>
          </table:table-cell>
          <table:table-cell office:value-type="float" office:value="18179953.66" table:style-name="ce17">
            <text:p>18.179.954<text:s/></text:p>
          </table:table-cell>
          <table:table-cell office:value-type="float" office:value="103761480.93000001" table:style-name="ce17">
            <text:p>103.761.481<text:s/></text:p>
          </table:table-cell>
          <table:table-cell office:value-type="float" office:value="48969042.770000003" table:style-name="ce17">
            <text:p>48.969.043<text:s/></text:p>
          </table:table-cell>
          <table:table-cell office:value-type="float" office:value="15477702.34" table:style-name="ce17">
            <text:p>15.477.702<text:s/></text:p>
          </table:table-cell>
          <table:table-cell office:value-type="float" office:value="125069145.27" table:style-name="ce17">
            <text:p>125.069.145<text:s/></text:p>
          </table:table-cell>
          <table:table-cell office:value-type="float" office:value="8771414.9499999993" table:style-name="ce17">
            <text:p>8.771.415<text:s/></text:p>
          </table:table-cell>
          <table:table-cell office:value-type="float" office:value="2733644538.9099998" table:style-name="ce18">
            <text:p>2.733.644.5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124812.98" table:style-name="ce17">
            <text:p>1.124.813<text:s/></text:p>
          </table:table-cell>
          <table:table-cell office:value-type="float" office:value="7494937.9000000004" table:style-name="ce17">
            <text:p>7.494.938<text:s/></text:p>
          </table:table-cell>
          <table:table-cell office:value-type="float" office:value="20937031.960000001" table:style-name="ce17">
            <text:p>20.937.032<text:s/></text:p>
          </table:table-cell>
          <table:table-cell office:value-type="float" office:value="1759076.04" table:style-name="ce17">
            <text:p>1.759.076<text:s/></text:p>
          </table:table-cell>
          <table:table-cell office:value-type="float" office:value="32153637.98" table:style-name="ce17">
            <text:p>32.153.638<text:s/></text:p>
          </table:table-cell>
          <table:table-cell office:value-type="float" office:value="23313460.93" table:style-name="ce17">
            <text:p>23.313.461<text:s/></text:p>
          </table:table-cell>
          <table:table-cell office:value-type="float" office:value="540581559.59000003" table:style-name="ce17">
            <text:p>540.581.560<text:s/></text:p>
          </table:table-cell>
          <table:table-cell office:value-type="float" office:value="-7304228.0800000001" table:style-name="ce17">
            <text:p>(7.304.228)</text:p>
          </table:table-cell>
          <table:table-cell office:value-type="float" office:value="17419971.489999998" table:style-name="ce17">
            <text:p>17.419.971<text:s/></text:p>
          </table:table-cell>
          <table:table-cell office:value-type="float" office:value="6200415.5" table:style-name="ce17">
            <text:p>6.200.416<text:s/></text:p>
          </table:table-cell>
          <table:table-cell office:value-type="float" office:value="70839327.109999999" table:style-name="ce17">
            <text:p>70.839.327<text:s/></text:p>
          </table:table-cell>
          <table:table-cell office:value-type="float" office:value="6619927.6900000004" table:style-name="ce17">
            <text:p>6.619.928<text:s/></text:p>
          </table:table-cell>
          <table:table-cell office:value-type="float" office:value="12900440.689999999" table:style-name="ce17">
            <text:p>12.900.441<text:s/></text:p>
          </table:table-cell>
          <table:table-cell office:value-type="float" office:value="11919079.52" table:style-name="ce17">
            <text:p>11.919.080<text:s/></text:p>
          </table:table-cell>
          <table:table-cell office:value-type="float" office:value="10058216.73" table:style-name="ce17">
            <text:p>10.058.217<text:s/></text:p>
          </table:table-cell>
          <table:table-cell office:value-type="float" office:value="23829586.829999998" table:style-name="ce17">
            <text:p>23.829.587<text:s/></text:p>
          </table:table-cell>
          <table:table-cell office:value-type="float" office:value="6578521.4299999997" table:style-name="ce17">
            <text:p>6.578.521<text:s/></text:p>
          </table:table-cell>
          <table:table-cell office:value-type="float" office:value="79337504.950000003" table:style-name="ce17">
            <text:p>79.337.505<text:s/></text:p>
          </table:table-cell>
          <table:table-cell office:value-type="float" office:value="402844036.05000001" table:style-name="ce17">
            <text:p>402.844.036<text:s/></text:p>
          </table:table-cell>
          <table:table-cell office:value-type="float" office:value="5844928.8600000003" table:style-name="ce17">
            <text:p>5.844.929<text:s/></text:p>
          </table:table-cell>
          <table:table-cell office:value-type="float" office:value="4838979.57" table:style-name="ce17">
            <text:p>4.838.980<text:s/></text:p>
          </table:table-cell>
          <table:table-cell office:value-type="float" office:value="1117484.9099999999" table:style-name="ce17">
            <text:p>1.117.485<text:s/></text:p>
          </table:table-cell>
          <table:table-cell office:value-type="float" office:value="19876392.449999999" table:style-name="ce17">
            <text:p>19.876.392<text:s/></text:p>
          </table:table-cell>
          <table:table-cell office:value-type="float" office:value="55440191.590000004" table:style-name="ce17">
            <text:p>55.440.192<text:s/></text:p>
          </table:table-cell>
          <table:table-cell office:value-type="float" office:value="5663527.5599999996" table:style-name="ce17">
            <text:p>5.663.528<text:s/></text:p>
          </table:table-cell>
          <table:table-cell office:value-type="float" office:value="554894975.49000001" table:style-name="ce17">
            <text:p>554.894.975<text:s/></text:p>
          </table:table-cell>
          <table:table-cell office:value-type="float" office:value="2738204.62" table:style-name="ce17">
            <text:p>2.738.205<text:s/></text:p>
          </table:table-cell>
          <table:table-cell office:value-type="float" office:value="1919022002.3399999" table:style-name="ce18">
            <text:p>1.919.022.002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44548981.68" table:style-name="ce21">
            <text:p>44.548.982<text:s/></text:p>
          </table:table-cell>
          <table:table-cell office:value-type="float" office:value="174981624.88999999" table:style-name="ce21">
            <text:p>174.981.625<text:s/></text:p>
          </table:table-cell>
          <table:table-cell office:value-type="float" office:value="909276268.92999995" table:style-name="ce21">
            <text:p>909.276.269<text:s/></text:p>
          </table:table-cell>
          <table:table-cell office:value-type="float" office:value="56796794.280000001" table:style-name="ce21">
            <text:p>56.796.794<text:s/></text:p>
          </table:table-cell>
          <table:table-cell office:value-type="float" office:value="1194834075.8499999" table:style-name="ce21">
            <text:p>1.194.834.076<text:s/></text:p>
          </table:table-cell>
          <table:table-cell office:value-type="float" office:value="794396368.13" table:style-name="ce21">
            <text:p>794.396.368<text:s/></text:p>
          </table:table-cell>
          <table:table-cell office:value-type="float" office:value="8312119946.6099997" table:style-name="ce21">
            <text:p>8.312.119.947<text:s/></text:p>
          </table:table-cell>
          <table:table-cell office:value-type="float" office:value="958735708.16999996" table:style-name="ce21">
            <text:p>958.735.708<text:s/></text:p>
          </table:table-cell>
          <table:table-cell office:value-type="float" office:value="767810136.25999999" table:style-name="ce21">
            <text:p>767.810.136<text:s/></text:p>
          </table:table-cell>
          <table:table-cell office:value-type="float" office:value="394026891.58999997" table:style-name="ce21">
            <text:p>394.026.892<text:s/></text:p>
          </table:table-cell>
          <table:table-cell office:value-type="float" office:value="3205151276.0900002" table:style-name="ce21">
            <text:p>3.205.151.276<text:s/></text:p>
          </table:table-cell>
          <table:table-cell office:value-type="float" office:value="284818762.36000001" table:style-name="ce21">
            <text:p>284.818.762<text:s/></text:p>
          </table:table-cell>
          <table:table-cell office:value-type="float" office:value="391992610.24000001" table:style-name="ce21">
            <text:p>391.992.610<text:s/></text:p>
          </table:table-cell>
          <table:table-cell office:value-type="float" office:value="437060133.07999998" table:style-name="ce21">
            <text:p>437.060.133<text:s/></text:p>
          </table:table-cell>
          <table:table-cell office:value-type="float" office:value="265049132.56999999" table:style-name="ce21">
            <text:p>265.049.133<text:s/></text:p>
          </table:table-cell>
          <table:table-cell office:value-type="float" office:value="1224337495.26" table:style-name="ce21">
            <text:p>1.224.337.495<text:s/></text:p>
          </table:table-cell>
          <table:table-cell office:value-type="float" office:value="170249308.58000001" table:style-name="ce21">
            <text:p>170.249.309<text:s/></text:p>
          </table:table-cell>
          <table:table-cell office:value-type="float" office:value="2924160645.0599999" table:style-name="ce21">
            <text:p>2.924.160.645<text:s/></text:p>
          </table:table-cell>
          <table:table-cell office:value-type="float" office:value="11038605864.219999" table:style-name="ce21">
            <text:p>11.038.605.864<text:s/></text:p>
          </table:table-cell>
          <table:table-cell office:value-type="float" office:value="244415418.44999999" table:style-name="ce21">
            <text:p>244.415.418<text:s/></text:p>
          </table:table-cell>
          <table:table-cell office:value-type="float" office:value="129550702.09999999" table:style-name="ce21">
            <text:p>129.550.702<text:s/></text:p>
          </table:table-cell>
          <table:table-cell office:value-type="float" office:value="52951312.259999998" table:style-name="ce21">
            <text:p>52.951.312<text:s/></text:p>
          </table:table-cell>
          <table:table-cell office:value-type="float" office:value="3147891610.52" table:style-name="ce21">
            <text:p>3.147.891.611<text:s/></text:p>
          </table:table-cell>
          <table:table-cell office:value-type="float" office:value="2586461095.7800002" table:style-name="ce21">
            <text:p>2.586.461.096<text:s/></text:p>
          </table:table-cell>
          <table:table-cell office:value-type="float" office:value="167153380.75999999" table:style-name="ce21">
            <text:p>167.153.381<text:s/></text:p>
          </table:table-cell>
          <table:table-cell office:value-type="float" office:value="30526046803.130001" table:style-name="ce21">
            <text:p>30.526.046.803<text:s/></text:p>
          </table:table-cell>
          <table:table-cell office:value-type="float" office:value="89564271.810000002" table:style-name="ce21">
            <text:p>89.564.272<text:s/></text:p>
          </table:table-cell>
          <table:table-cell office:value-type="float" office:value="70492986618.660004" table:style-name="ce22">
            <text:p>70.492.986.619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60045531.148926303" table:style-name="ce25">
            <text:p>60.045.531<text:s/></text:p>
          </table:table-cell>
          <table:table-cell office:value-type="float" office:value="150291743.05680299" table:style-name="ce25">
            <text:p>150.291.743<text:s/></text:p>
          </table:table-cell>
          <table:table-cell office:value-type="float" office:value="238858058.455805" table:style-name="ce25">
            <text:p>238.858.058<text:s/></text:p>
          </table:table-cell>
          <table:table-cell office:value-type="float" office:value="34549872.792293102" table:style-name="ce25">
            <text:p>34.549.873<text:s/></text:p>
          </table:table-cell>
          <table:table-cell office:value-type="float" office:value="911493562.37659895" table:style-name="ce25">
            <text:p>911.493.562<text:s/></text:p>
          </table:table-cell>
          <table:table-cell office:value-type="float" office:value="646857664.02927303" table:style-name="ce25">
            <text:p>646.857.664<text:s/></text:p>
          </table:table-cell>
          <table:table-cell office:value-type="float" office:value="1565680370.03636" table:style-name="ce25">
            <text:p>1.565.680.370<text:s/></text:p>
          </table:table-cell>
          <table:table-cell office:value-type="float" office:value="458116278.04640001" table:style-name="ce25">
            <text:p>458.116.278<text:s/></text:p>
          </table:table-cell>
          <table:table-cell office:value-type="float" office:value="494403838.73875999" table:style-name="ce25">
            <text:p>494.403.839<text:s/></text:p>
          </table:table-cell>
          <table:table-cell office:value-type="float" office:value="237163307.09559199" table:style-name="ce25">
            <text:p>237.163.307<text:s/></text:p>
          </table:table-cell>
          <table:table-cell office:value-type="float" office:value="2432435470.9517102" table:style-name="ce25">
            <text:p>2.432.435.471<text:s/></text:p>
          </table:table-cell>
          <table:table-cell office:value-type="float" office:value="290870741.67254901" table:style-name="ce25">
            <text:p>290.870.742<text:s/></text:p>
          </table:table-cell>
          <table:table-cell office:value-type="float" office:value="350483485.13605702" table:style-name="ce25">
            <text:p>350.483.485<text:s/></text:p>
          </table:table-cell>
          <table:table-cell office:value-type="float" office:value="425027558.98839098" table:style-name="ce25">
            <text:p>425.027.559<text:s/></text:p>
          </table:table-cell>
          <table:table-cell office:value-type="float" office:value="224488884.95756599" table:style-name="ce25">
            <text:p>224.488.885<text:s/></text:p>
          </table:table-cell>
          <table:table-cell office:value-type="float" office:value="680166134.66693294" table:style-name="ce25">
            <text:p>680.166.135<text:s/></text:p>
          </table:table-cell>
          <table:table-cell office:value-type="float" office:value="164524238.77037799" table:style-name="ce25">
            <text:p>164.524.239<text:s/></text:p>
          </table:table-cell>
          <table:table-cell office:value-type="float" office:value="1828596091.2734001" table:style-name="ce25">
            <text:p>1.828.596.091<text:s/></text:p>
          </table:table-cell>
          <table:table-cell office:value-type="float" office:value="3348967971.1231799" table:style-name="ce25">
            <text:p>3.348.967.971<text:s/></text:p>
          </table:table-cell>
          <table:table-cell office:value-type="float" office:value="216215473.09644699" table:style-name="ce25">
            <text:p>216.215.473<text:s/></text:p>
          </table:table-cell>
          <table:table-cell office:value-type="float" office:value="109707391.118386" table:style-name="ce25">
            <text:p>109.707.391<text:s/></text:p>
          </table:table-cell>
          <table:table-cell office:value-type="float" office:value="38618028.873884298" table:style-name="ce25">
            <text:p>38.618.029<text:s/></text:p>
          </table:table-cell>
          <table:table-cell office:value-type="float" office:value="2050996616.4549" table:style-name="ce25">
            <text:p>2.050.996.616<text:s/></text:p>
          </table:table-cell>
          <table:table-cell office:value-type="float" office:value="1306949567.8150001" table:style-name="ce25">
            <text:p>1.306.949.568<text:s/></text:p>
          </table:table-cell>
          <table:table-cell office:value-type="float" office:value="165537344.30574101" table:style-name="ce25">
            <text:p>165.537.344<text:s/></text:p>
          </table:table-cell>
          <table:table-cell office:value-type="float" office:value="13288131787.5772" table:style-name="ce25">
            <text:p>13.288.131.788<text:s/></text:p>
          </table:table-cell>
          <table:table-cell office:value-type="float" office:value="109982544.691485" table:style-name="ce25">
            <text:p>109.982.545<text:s/></text:p>
          </table:table-cell>
          <table:table-cell office:value-type="float" office:value="31829159557.25" table:style-name="ce26">
            <text:p>31.829.159.557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04594512.828926" table:style-name="ce21">
            <text:p>104.594.513<text:s/></text:p>
          </table:table-cell>
          <table:table-cell office:value-type="float" office:value="325273367.94680297" table:style-name="ce21">
            <text:p>325.273.368<text:s/></text:p>
          </table:table-cell>
          <table:table-cell office:value-type="float" office:value="1148134327.3858099" table:style-name="ce21">
            <text:p>1.148.134.327<text:s/></text:p>
          </table:table-cell>
          <table:table-cell office:value-type="float" office:value="91346667.072293103" table:style-name="ce21">
            <text:p>91.346.667<text:s/></text:p>
          </table:table-cell>
          <table:table-cell office:value-type="float" office:value="2106327638.2265999" table:style-name="ce21">
            <text:p>2.106.327.638<text:s/></text:p>
          </table:table-cell>
          <table:table-cell office:value-type="float" office:value="1441254032.15927" table:style-name="ce21">
            <text:p>1.441.254.032<text:s/></text:p>
          </table:table-cell>
          <table:table-cell office:value-type="float" office:value="9877800316.6463699" table:style-name="ce21">
            <text:p>9.877.800.317<text:s/></text:p>
          </table:table-cell>
          <table:table-cell office:value-type="float" office:value="1416851986.2163999" table:style-name="ce21">
            <text:p>1.416.851.986<text:s/></text:p>
          </table:table-cell>
          <table:table-cell office:value-type="float" office:value="1262213974.99876" table:style-name="ce21">
            <text:p>1.262.213.975<text:s/></text:p>
          </table:table-cell>
          <table:table-cell office:value-type="float" office:value="631190198.68559206" table:style-name="ce21">
            <text:p>631.190.199<text:s/></text:p>
          </table:table-cell>
          <table:table-cell office:value-type="float" office:value="5637586747.0417099" table:style-name="ce21">
            <text:p>5.637.586.747<text:s/></text:p>
          </table:table-cell>
          <table:table-cell office:value-type="float" office:value="575689504.03254902" table:style-name="ce21">
            <text:p>575.689.504<text:s/></text:p>
          </table:table-cell>
          <table:table-cell office:value-type="float" office:value="742476095.37605703" table:style-name="ce21">
            <text:p>742.476.095<text:s/></text:p>
          </table:table-cell>
          <table:table-cell office:value-type="float" office:value="862087692.06839097" table:style-name="ce21">
            <text:p>862.087.692<text:s/></text:p>
          </table:table-cell>
          <table:table-cell office:value-type="float" office:value="489538017.52756602" table:style-name="ce21">
            <text:p>489.538.018<text:s/></text:p>
          </table:table-cell>
          <table:table-cell office:value-type="float" office:value="1904503629.92693" table:style-name="ce21">
            <text:p>1.904.503.630<text:s/></text:p>
          </table:table-cell>
          <table:table-cell office:value-type="float" office:value="334773547.35037798" table:style-name="ce21">
            <text:p>334.773.547<text:s/></text:p>
          </table:table-cell>
          <table:table-cell office:value-type="float" office:value="4752756736.3334103" table:style-name="ce21">
            <text:p>4.752.756.736<text:s/></text:p>
          </table:table-cell>
          <table:table-cell office:value-type="float" office:value="14387573835.343201" table:style-name="ce21">
            <text:p>14.387.573.835<text:s/></text:p>
          </table:table-cell>
          <table:table-cell office:value-type="float" office:value="460630891.54644698" table:style-name="ce21">
            <text:p>460.630.892<text:s/></text:p>
          </table:table-cell>
          <table:table-cell office:value-type="float" office:value="239258093.21838599" table:style-name="ce21">
            <text:p>239.258.093<text:s/></text:p>
          </table:table-cell>
          <table:table-cell office:value-type="float" office:value="91569341.133884296" table:style-name="ce21">
            <text:p>91.569.341<text:s/></text:p>
          </table:table-cell>
          <table:table-cell office:value-type="float" office:value="5198888226.9749002" table:style-name="ce21">
            <text:p>5.198.888.227<text:s/></text:p>
          </table:table-cell>
          <table:table-cell office:value-type="float" office:value="3893410663.5949998" table:style-name="ce21">
            <text:p>3.893.410.664<text:s/></text:p>
          </table:table-cell>
          <table:table-cell office:value-type="float" office:value="332690725.065741" table:style-name="ce21">
            <text:p>332.690.725<text:s/></text:p>
          </table:table-cell>
          <table:table-cell office:value-type="float" office:value="43814178590.707199" table:style-name="ce21">
            <text:p>43.814.178.591<text:s/></text:p>
          </table:table-cell>
          <table:table-cell office:value-type="float" office:value="199546816.50148499" table:style-name="ce21">
            <text:p>199.546.817<text:s/></text:p>
          </table:table-cell>
          <table:table-cell office:value-type="float" office:value="102322146175.91" table:style-name="ce22">
            <text:p>102.322.146.176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836726.69915538095" table:style-name="ce27">
            <text:p>836.727<text:s/></text:p>
          </table:table-cell>
          <table:table-cell office:value-type="float" office:value="4435718.7941157902" table:style-name="ce27">
            <text:p>4.435.719<text:s/></text:p>
          </table:table-cell>
          <table:table-cell office:value-type="float" office:value="3414356.0671967198" table:style-name="ce27">
            <text:p>3.414.356<text:s/></text:p>
          </table:table-cell>
          <table:table-cell office:value-type="float" office:value="574996.01653196604" table:style-name="ce27">
            <text:p>574.996<text:s/></text:p>
          </table:table-cell>
          <table:table-cell office:value-type="float" office:value="14349703.733632499" table:style-name="ce27">
            <text:p>14.349.704<text:s/></text:p>
          </table:table-cell>
          <table:table-cell office:value-type="float" office:value="13063994.857067499" table:style-name="ce27">
            <text:p>13.063.995<text:s/></text:p>
          </table:table-cell>
          <table:table-cell office:value-type="float" office:value="20954238.439263001" table:style-name="ce27">
            <text:p>20.954.238<text:s/></text:p>
          </table:table-cell>
          <table:table-cell office:value-type="float" office:value="13502462.683754999" table:style-name="ce27">
            <text:p>13.502.463<text:s/></text:p>
          </table:table-cell>
          <table:table-cell office:value-type="float" office:value="7426417.7433185996" table:style-name="ce27">
            <text:p>7.426.418<text:s/></text:p>
          </table:table-cell>
          <table:table-cell office:value-type="float" office:value="5746944.8490551095" table:style-name="ce27">
            <text:p>5.746.945<text:s/></text:p>
          </table:table-cell>
          <table:table-cell office:value-type="float" office:value="39374375.811632097" table:style-name="ce27">
            <text:p>39.374.376<text:s/></text:p>
          </table:table-cell>
          <table:table-cell office:value-type="float" office:value="3691775.3144616401" table:style-name="ce27">
            <text:p>3.691.775<text:s/></text:p>
          </table:table-cell>
          <table:table-cell office:value-type="float" office:value="7295984.5811262" table:style-name="ce27">
            <text:p>7.295.985<text:s/></text:p>
          </table:table-cell>
          <table:table-cell office:value-type="float" office:value="4633574.1268484304" table:style-name="ce27">
            <text:p>4.633.574<text:s/></text:p>
          </table:table-cell>
          <table:table-cell office:value-type="float" office:value="9067207.9750461094" table:style-name="ce27">
            <text:p>9.067.208<text:s/></text:p>
          </table:table-cell>
          <table:table-cell office:value-type="float" office:value="27294351.158851199" table:style-name="ce27">
            <text:p>27.294.351<text:s/></text:p>
          </table:table-cell>
          <table:table-cell office:value-type="float" office:value="2571535.4714943198" table:style-name="ce27">
            <text:p>2.571.535<text:s/></text:p>
          </table:table-cell>
          <table:table-cell office:value-type="float" office:value="33500581.978894301" table:style-name="ce27">
            <text:p>33.500.582<text:s/></text:p>
          </table:table-cell>
          <table:table-cell office:value-type="float" office:value="1349330738.5273299" table:style-name="ce27">
            <text:p>1.349.330.739<text:s/></text:p>
          </table:table-cell>
          <table:table-cell office:value-type="float" office:value="3201411.7826759499" table:style-name="ce27">
            <text:p>3.201.412<text:s/></text:p>
          </table:table-cell>
          <table:table-cell office:value-type="float" office:value="1510167.9404732501" table:style-name="ce27">
            <text:p>1.510.168<text:s/></text:p>
          </table:table-cell>
          <table:table-cell office:value-type="float" office:value="334043.17840172601" table:style-name="ce27">
            <text:p>334.043<text:s/></text:p>
          </table:table-cell>
          <table:table-cell office:value-type="float" office:value="49140366.6512952" table:style-name="ce27">
            <text:p>49.140.367<text:s/></text:p>
          </table:table-cell>
          <table:table-cell office:value-type="float" office:value="26918354.425770301" table:style-name="ce27">
            <text:p>26.918.354<text:s/></text:p>
          </table:table-cell>
          <table:table-cell office:value-type="float" office:value="7459703.5098269898" table:style-name="ce27">
            <text:p>7.459.704<text:s/></text:p>
          </table:table-cell>
          <table:table-cell office:value-type="float" office:value="126945501.94047201" table:style-name="ce27">
            <text:p>126.945.502<text:s/></text:p>
          </table:table-cell>
          <table:table-cell office:value-type="float" office:value="1124665.6123098601" table:style-name="ce27">
            <text:p>1.124.666<text:s/></text:p>
          </table:table-cell>
          <table:table-cell office:value-type="float" office:value="1777699899.8699999" table:style-name="ce28">
            <text:p>1.777.699.900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05431239.528082" table:style-name="ce21">
            <text:p>105.431.240<text:s/></text:p>
          </table:table-cell>
          <table:table-cell office:value-type="float" office:value="329709086.74091899" table:style-name="ce21">
            <text:p>329.709.087<text:s/></text:p>
          </table:table-cell>
          <table:table-cell office:value-type="float" office:value="1151548683.4530001" table:style-name="ce21">
            <text:p>1.151.548.683<text:s/></text:p>
          </table:table-cell>
          <table:table-cell office:value-type="float" office:value="91921663.088825107" table:style-name="ce21">
            <text:p>91.921.663<text:s/></text:p>
          </table:table-cell>
          <table:table-cell office:value-type="float" office:value="2120677341.9602301" table:style-name="ce21">
            <text:p>2.120.677.342<text:s/></text:p>
          </table:table-cell>
          <table:table-cell office:value-type="float" office:value="1454318027.01634" table:style-name="ce21">
            <text:p>1.454.318.027<text:s/></text:p>
          </table:table-cell>
          <table:table-cell office:value-type="float" office:value="9898754555.0856304" table:style-name="ce21">
            <text:p>9.898.754.555<text:s/></text:p>
          </table:table-cell>
          <table:table-cell office:value-type="float" office:value="1430354448.9001601" table:style-name="ce21">
            <text:p>1.430.354.449<text:s/></text:p>
          </table:table-cell>
          <table:table-cell office:value-type="float" office:value="1269640392.74208" table:style-name="ce21">
            <text:p>1.269.640.393<text:s/></text:p>
          </table:table-cell>
          <table:table-cell office:value-type="float" office:value="636937143.53464699" table:style-name="ce21">
            <text:p>636.937.144<text:s/></text:p>
          </table:table-cell>
          <table:table-cell office:value-type="float" office:value="5676961122.8533401" table:style-name="ce21">
            <text:p>5.676.961.123<text:s/></text:p>
          </table:table-cell>
          <table:table-cell office:value-type="float" office:value="579381279.34701097" table:style-name="ce21">
            <text:p>579.381.279<text:s/></text:p>
          </table:table-cell>
          <table:table-cell office:value-type="float" office:value="749772079.957183" table:style-name="ce21">
            <text:p>749.772.080<text:s/></text:p>
          </table:table-cell>
          <table:table-cell office:value-type="float" office:value="866721266.19523895" table:style-name="ce21">
            <text:p>866.721.266<text:s/></text:p>
          </table:table-cell>
          <table:table-cell office:value-type="float" office:value="498605225.50261199" table:style-name="ce21">
            <text:p>498.605.226<text:s/></text:p>
          </table:table-cell>
          <table:table-cell office:value-type="float" office:value="1931797981.0857799" table:style-name="ce21">
            <text:p>1.931.797.981<text:s/></text:p>
          </table:table-cell>
          <table:table-cell office:value-type="float" office:value="337345082.821872" table:style-name="ce21">
            <text:p>337.345.083<text:s/></text:p>
          </table:table-cell>
          <table:table-cell office:value-type="float" office:value="4786257318.3122997" table:style-name="ce21">
            <text:p>4.786.257.318<text:s/></text:p>
          </table:table-cell>
          <table:table-cell office:value-type="float" office:value="15736904573.870501" table:style-name="ce21">
            <text:p>15.736.904.574<text:s/></text:p>
          </table:table-cell>
          <table:table-cell office:value-type="float" office:value="463832303.32912302" table:style-name="ce21">
            <text:p>463.832.303<text:s/></text:p>
          </table:table-cell>
          <table:table-cell office:value-type="float" office:value="240768261.15885901" table:style-name="ce21">
            <text:p>240.768.261<text:s/></text:p>
          </table:table-cell>
          <table:table-cell office:value-type="float" office:value="91903384.312286094" table:style-name="ce21">
            <text:p>91.903.384<text:s/></text:p>
          </table:table-cell>
          <table:table-cell office:value-type="float" office:value="5248028593.6261997" table:style-name="ce21">
            <text:p>5.248.028.594<text:s/></text:p>
          </table:table-cell>
          <table:table-cell office:value-type="float" office:value="3920329018.0207701" table:style-name="ce21">
            <text:p>3.920.329.018<text:s/></text:p>
          </table:table-cell>
          <table:table-cell office:value-type="float" office:value="340150428.57556802" table:style-name="ce21">
            <text:p>340.150.429<text:s/></text:p>
          </table:table-cell>
          <table:table-cell office:value-type="float" office:value="43941124092.647598" table:style-name="ce21">
            <text:p>43.941.124.093<text:s/></text:p>
          </table:table-cell>
          <table:table-cell office:value-type="float" office:value="200671482.113794" table:style-name="ce21">
            <text:p>200.671.482<text:s/></text:p>
          </table:table-cell>
          <table:table-cell office:value-type="float" office:value="104099846075.78" table:style-name="ce22">
            <text:p>104.099.846.076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7-07-17T14:45:41Z</dc:date>
    <meta:print-date>2011-05-12T16:46:54Z</meta:print-date>
    <meta:editing-cycles>41</meta:editing-cycles>
    <meta:editing-duration>PT4293S</meta:editing-duration>
  </office:meta>
</office:document-meta>
</file>